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67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23.191cm" svg:height="14.2cm" svg:x="5.948cm" svg:y="0.11cm">
            <draw:object draw:notify-on-update-of-ranges="Sheet1.A1:Sheet1.A1 Sheet1.A2:Sheet1.A1001 Sheet1.F1:Sheet1.F1 Sheet1.F2:Sheet1.F1001 Sheet1.A1:Sheet1.A1 Sheet1.A2:Sheet1.A1001 Sheet1.G1:Sheet1.G1 Sheet1.G2:Sheet1.G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Ph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QL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RC</text:p>
          </table:table-cell>
          <table:table-cell table:number-columns-repeated="1017"/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2000" calcext:value-type="float">
            <text:p>702000</text:p>
          </table:table-cell>
          <table:table-cell table:style-name="ce1" office:value-type="float" office:value="0.027" calcext:value-type="float">
            <text:p>0,027</text:p>
          </table:table-cell>
          <table:table-cell table:number-columns-repeated="1017"/>
        </table:table-row>
        <table:table-row table:style-name="ro1">
          <table:table-cell table:style-name="ce1" office:value-type="float" office:value="0.4" calcext:value-type="float">
            <text:p>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0" calcext:value-type="float">
            <text:p>700000</text:p>
          </table:table-cell>
          <table:table-cell table:style-name="ce1" office:value-type="float" office:value="0.019" calcext:value-type="float">
            <text:p>0,019</text:p>
          </table:table-cell>
          <table:table-cell table:number-columns-repeated="1017"/>
        </table:table-row>
        <table:table-row table:style-name="ro1">
          <table:table-cell table:style-name="ce1" office:value-type="float" office:value="0.6" calcext:value-type="float">
            <text:p>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0" calcext:value-type="float">
            <text:p>700000</text:p>
          </table:table-cell>
          <table:table-cell table:style-name="ce1" office:value-type="float" office:value="0.016" calcext:value-type="float">
            <text:p>0,016</text:p>
          </table:table-cell>
          <table:table-cell table:number-columns-repeated="1017"/>
        </table:table-row>
        <table:table-row table:style-name="ro1">
          <table:table-cell table:style-name="ce1" office:value-type="float" office:value="0.8" calcext:value-type="float">
            <text:p>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0" calcext:value-type="float">
            <text:p>690000</text:p>
          </table:table-cell>
          <table:table-cell table:style-name="ce1" office:value-type="float" office:value="0.014" calcext:value-type="float">
            <text:p>0,014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0" calcext:value-type="float">
            <text:p>69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.2" calcext:value-type="float">
            <text:p>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0" calcext:value-type="float">
            <text:p>69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.4" calcext:value-type="float">
            <text:p>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0" calcext:value-type="float">
            <text:p>69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.6" calcext:value-type="float">
            <text:p>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0" calcext:value-type="float">
            <text:p>69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.8" calcext:value-type="float">
            <text:p>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2.2" calcext:value-type="float">
            <text:p>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2.4" calcext:value-type="float">
            <text:p>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2.6" calcext:value-type="float">
            <text:p>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2.8" calcext:value-type="float">
            <text:p>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.4" calcext:value-type="float">
            <text:p>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.6" calcext:value-type="float">
            <text:p>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.8" calcext:value-type="float">
            <text:p>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.2" calcext:value-type="float">
            <text:p>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.4" calcext:value-type="float">
            <text:p>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.6" calcext:value-type="float">
            <text:p>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.8" calcext:value-type="float">
            <text:p>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.4" calcext:value-type="float">
            <text:p>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.6" calcext:value-type="float">
            <text:p>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.8" calcext:value-type="float">
            <text:p>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.2" calcext:value-type="float">
            <text:p>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.4" calcext:value-type="float">
            <text:p>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.6" calcext:value-type="float">
            <text:p>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.8" calcext:value-type="float">
            <text:p>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0" calcext:value-type="float">
            <text:p>68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7.2" calcext:value-type="float">
            <text:p>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7.4" calcext:value-type="float">
            <text:p>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7.6" calcext:value-type="float">
            <text:p>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7.8" calcext:value-type="float">
            <text:p>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8.2" calcext:value-type="float">
            <text:p>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8.4" calcext:value-type="float">
            <text:p>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8.6" calcext:value-type="float">
            <text:p>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8.8" calcext:value-type="float">
            <text:p>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9.2" calcext:value-type="float">
            <text:p>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9.4" calcext:value-type="float">
            <text:p>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9.6" calcext:value-type="float">
            <text:p>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9.8" calcext:value-type="float">
            <text:p>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0.2" calcext:value-type="float">
            <text:p>1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0.4" calcext:value-type="float">
            <text:p>1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0.6" calcext:value-type="float">
            <text:p>1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0.8" calcext:value-type="float">
            <text:p>1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0" calcext:value-type="float">
            <text:p>6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1.2" calcext:value-type="float">
            <text:p>1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1.4" calcext:value-type="float">
            <text:p>1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1.6" calcext:value-type="float">
            <text:p>1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1.8" calcext:value-type="float">
            <text:p>1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2.2" calcext:value-type="float">
            <text:p>1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2.4" calcext:value-type="float">
            <text:p>1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2.6" calcext:value-type="float">
            <text:p>1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2.8" calcext:value-type="float">
            <text:p>1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3.2" calcext:value-type="float">
            <text:p>1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3.4" calcext:value-type="float">
            <text:p>1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0" calcext:value-type="float">
            <text:p>6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3.6" calcext:value-type="float">
            <text:p>1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3.8" calcext:value-type="float">
            <text:p>1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4.2" calcext:value-type="float">
            <text:p>1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4.4" calcext:value-type="float">
            <text:p>1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4.6" calcext:value-type="float">
            <text:p>1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4.8" calcext:value-type="float">
            <text:p>1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5.2" calcext:value-type="float">
            <text:p>1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0" calcext:value-type="float">
            <text:p>6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5.4" calcext:value-type="float">
            <text:p>1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5.6" calcext:value-type="float">
            <text:p>1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5.8" calcext:value-type="float">
            <text:p>1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6.2" calcext:value-type="float">
            <text:p>1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6.4" calcext:value-type="float">
            <text:p>1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6.6" calcext:value-type="float">
            <text:p>1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6.8" calcext:value-type="float">
            <text:p>1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0" calcext:value-type="float">
            <text:p>6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7.2" calcext:value-type="float">
            <text:p>1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7.4" calcext:value-type="float">
            <text:p>1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7.6" calcext:value-type="float">
            <text:p>1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7.8" calcext:value-type="float">
            <text:p>1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8.2" calcext:value-type="float">
            <text:p>1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8.4" calcext:value-type="float">
            <text:p>1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8.6" calcext:value-type="float">
            <text:p>1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0" calcext:value-type="float">
            <text:p>6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8.8" calcext:value-type="float">
            <text:p>1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0" calcext:value-type="float">
            <text:p>6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0" calcext:value-type="float">
            <text:p>6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9.2" calcext:value-type="float">
            <text:p>1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0" calcext:value-type="float">
            <text:p>6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9.4" calcext:value-type="float">
            <text:p>1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0" calcext:value-type="float">
            <text:p>6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19.6" calcext:value-type="float">
            <text:p>1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09" calcext:value-type="float">
            <text:p>0,009</text:p>
          </table:table-cell>
          <table:table-cell table:number-columns-repeated="1017"/>
        </table:table-row>
        <table:table-row table:style-name="ro1">
          <table:table-cell table:style-name="ce1" office:value-type="float" office:value="19.8" calcext:value-type="float">
            <text:p>1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0.2" calcext:value-type="float">
            <text:p>2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0.4" calcext:value-type="float">
            <text:p>2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0" calcext:value-type="float">
            <text:p>6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0.6" calcext:value-type="float">
            <text:p>2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0.8" calcext:value-type="float">
            <text:p>2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0" calcext:value-type="float">
            <text:p>6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1.2" calcext:value-type="float">
            <text:p>2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1.4" calcext:value-type="float">
            <text:p>2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1.6" calcext:value-type="float">
            <text:p>2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1.8" calcext:value-type="float">
            <text:p>2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2.2" calcext:value-type="float">
            <text:p>2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2.4" calcext:value-type="float">
            <text:p>2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2.6" calcext:value-type="float">
            <text:p>2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2.8" calcext:value-type="float">
            <text:p>2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3.2" calcext:value-type="float">
            <text:p>2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3.4" calcext:value-type="float">
            <text:p>2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3.6" calcext:value-type="float">
            <text:p>2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3.8" calcext:value-type="float">
            <text:p>2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0" calcext:value-type="float">
            <text:p>5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4.2" calcext:value-type="float">
            <text:p>2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0" calcext:value-type="float">
            <text:p>5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4.4" calcext:value-type="float">
            <text:p>2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0" calcext:value-type="float">
            <text:p>5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4.6" calcext:value-type="float">
            <text:p>2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0" calcext:value-type="float">
            <text:p>5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4.8" calcext:value-type="float">
            <text:p>2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0" calcext:value-type="float">
            <text:p>5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5.2" calcext:value-type="float">
            <text:p>2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5.4" calcext:value-type="float">
            <text:p>2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5.6" calcext:value-type="float">
            <text:p>2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5.8" calcext:value-type="float">
            <text:p>2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6.2" calcext:value-type="float">
            <text:p>2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0" calcext:value-type="float">
            <text:p>5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6.4" calcext:value-type="float">
            <text:p>2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0" calcext:value-type="float">
            <text:p>5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6.6" calcext:value-type="float">
            <text:p>2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0" calcext:value-type="float">
            <text:p>5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6.8" calcext:value-type="float">
            <text:p>2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0" calcext:value-type="float">
            <text:p>5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7.2" calcext:value-type="float">
            <text:p>2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0" calcext:value-type="float">
            <text:p>5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7.4" calcext:value-type="float">
            <text:p>2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7.6" calcext:value-type="float">
            <text:p>2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7.8" calcext:value-type="float">
            <text:p>2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8.2" calcext:value-type="float">
            <text:p>2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8.4" calcext:value-type="float">
            <text:p>2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8.6" calcext:value-type="float">
            <text:p>2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0" calcext:value-type="float">
            <text:p>5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8.8" calcext:value-type="float">
            <text:p>2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0" calcext:value-type="float">
            <text:p>5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9.2" calcext:value-type="float">
            <text:p>2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0" calcext:value-type="float">
            <text:p>5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9.4" calcext:value-type="float">
            <text:p>2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0" calcext:value-type="float">
            <text:p>5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9.6" calcext:value-type="float">
            <text:p>2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0" calcext:value-type="float">
            <text:p>5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29.8" calcext:value-type="float">
            <text:p>2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0" calcext:value-type="float">
            <text:p>5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0.2" calcext:value-type="float">
            <text:p>3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0.4" calcext:value-type="float">
            <text:p>3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0.6" calcext:value-type="float">
            <text:p>3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0.8" calcext:value-type="float">
            <text:p>3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0" calcext:value-type="float">
            <text:p>5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1.2" calcext:value-type="float">
            <text:p>3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0" calcext:value-type="float">
            <text:p>5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1.4" calcext:value-type="float">
            <text:p>3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0" calcext:value-type="float">
            <text:p>5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1.6" calcext:value-type="float">
            <text:p>3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1.8" calcext:value-type="float">
            <text:p>3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2.2" calcext:value-type="float">
            <text:p>3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2.4" calcext:value-type="float">
            <text:p>3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0" calcext:value-type="float">
            <text:p>5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2.6" calcext:value-type="float">
            <text:p>3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2.8" calcext:value-type="float">
            <text:p>3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3.2" calcext:value-type="float">
            <text:p>3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3.4" calcext:value-type="float">
            <text:p>3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3.6" calcext:value-type="float">
            <text:p>3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3.8" calcext:value-type="float">
            <text:p>3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4.2" calcext:value-type="float">
            <text:p>3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0" calcext:value-type="float">
            <text:p>5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4.4" calcext:value-type="float">
            <text:p>3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4.6" calcext:value-type="float">
            <text:p>3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4.8" calcext:value-type="float">
            <text:p>3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5.2" calcext:value-type="float">
            <text:p>3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5.4" calcext:value-type="float">
            <text:p>3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5.6" calcext:value-type="float">
            <text:p>3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5.8" calcext:value-type="float">
            <text:p>3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0" calcext:value-type="float">
            <text:p>4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0" calcext:value-type="float">
            <text:p>4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6.2" calcext:value-type="float">
            <text:p>3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0" calcext:value-type="float">
            <text:p>4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6.4" calcext:value-type="float">
            <text:p>3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0" calcext:value-type="float">
            <text:p>4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6.6" calcext:value-type="float">
            <text:p>3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0" calcext:value-type="float">
            <text:p>4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6.8" calcext:value-type="float">
            <text:p>3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0" calcext:value-type="float">
            <text:p>4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0" calcext:value-type="float">
            <text:p>4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7.2" calcext:value-type="float">
            <text:p>3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0" calcext:value-type="float">
            <text:p>4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7.4" calcext:value-type="float">
            <text:p>3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0" calcext:value-type="float">
            <text:p>4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7.6" calcext:value-type="float">
            <text:p>3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0" calcext:value-type="float">
            <text:p>4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7.8" calcext:value-type="float">
            <text:p>3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0" calcext:value-type="float">
            <text:p>4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8.2" calcext:value-type="float">
            <text:p>3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0" calcext:value-type="float">
            <text:p>4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8.4" calcext:value-type="float">
            <text:p>3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0" calcext:value-type="float">
            <text:p>4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8.6" calcext:value-type="float">
            <text:p>3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8.8" calcext:value-type="float">
            <text:p>3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0" calcext:value-type="float">
            <text:p>4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0" calcext:value-type="float">
            <text:p>4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9.2" calcext:value-type="float">
            <text:p>3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9.4" calcext:value-type="float">
            <text:p>3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9.6" calcext:value-type="float">
            <text:p>3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39.8" calcext:value-type="float">
            <text:p>3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0" calcext:value-type="float">
            <text:p>4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0.2" calcext:value-type="float">
            <text:p>4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0.4" calcext:value-type="float">
            <text:p>4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0.6" calcext:value-type="float">
            <text:p>4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0.8" calcext:value-type="float">
            <text:p>4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0" calcext:value-type="float">
            <text:p>4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1.2" calcext:value-type="float">
            <text:p>4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0" calcext:value-type="float">
            <text:p>4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1.4" calcext:value-type="float">
            <text:p>4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0" calcext:value-type="float">
            <text:p>4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1.6" calcext:value-type="float">
            <text:p>4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0" calcext:value-type="float">
            <text:p>4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1.8" calcext:value-type="float">
            <text:p>4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0" calcext:value-type="float">
            <text:p>4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2.2" calcext:value-type="float">
            <text:p>4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2.4" calcext:value-type="float">
            <text:p>4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2.6" calcext:value-type="float">
            <text:p>4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2.8" calcext:value-type="float">
            <text:p>4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0" calcext:value-type="float">
            <text:p>4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3.2" calcext:value-type="float">
            <text:p>4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0" calcext:value-type="float">
            <text:p>4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3.4" calcext:value-type="float">
            <text:p>4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3.6" calcext:value-type="float">
            <text:p>4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3.8" calcext:value-type="float">
            <text:p>4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4.2" calcext:value-type="float">
            <text:p>4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4.4" calcext:value-type="float">
            <text:p>4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4.6" calcext:value-type="float">
            <text:p>4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4.8" calcext:value-type="float">
            <text:p>4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0" calcext:value-type="float">
            <text:p>4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5.2" calcext:value-type="float">
            <text:p>4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5.4" calcext:value-type="float">
            <text:p>4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5.6" calcext:value-type="float">
            <text:p>4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5.8" calcext:value-type="float">
            <text:p>4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6.2" calcext:value-type="float">
            <text:p>4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6.4" calcext:value-type="float">
            <text:p>4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6.6" calcext:value-type="float">
            <text:p>4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6.8" calcext:value-type="float">
            <text:p>4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7.2" calcext:value-type="float">
            <text:p>4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7.4" calcext:value-type="float">
            <text:p>4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7.6" calcext:value-type="float">
            <text:p>4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7.8" calcext:value-type="float">
            <text:p>4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0" calcext:value-type="float">
            <text:p>3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8.2" calcext:value-type="float">
            <text:p>4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8.4" calcext:value-type="float">
            <text:p>4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8.6" calcext:value-type="float">
            <text:p>4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8.8" calcext:value-type="float">
            <text:p>4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0" calcext:value-type="float">
            <text:p>3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9.2" calcext:value-type="float">
            <text:p>4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0" calcext:value-type="float">
            <text:p>3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9.4" calcext:value-type="float">
            <text:p>4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0" calcext:value-type="float">
            <text:p>3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9.6" calcext:value-type="float">
            <text:p>4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49.8" calcext:value-type="float">
            <text:p>4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0" calcext:value-type="float">
            <text:p>3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0.2" calcext:value-type="float">
            <text:p>5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0.4" calcext:value-type="float">
            <text:p>5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0.6" calcext:value-type="float">
            <text:p>5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0.8" calcext:value-type="float">
            <text:p>5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0" calcext:value-type="float">
            <text:p>3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1.2" calcext:value-type="float">
            <text:p>5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1.4" calcext:value-type="float">
            <text:p>5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60000" calcext:value-type="float">
            <text:p>36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1.6" calcext:value-type="float">
            <text:p>5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1.8" calcext:value-type="float">
            <text:p>5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2.2" calcext:value-type="float">
            <text:p>5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2.4" calcext:value-type="float">
            <text:p>5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2.6" calcext:value-type="float">
            <text:p>5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2.8" calcext:value-type="float">
            <text:p>5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50000" calcext:value-type="float">
            <text:p>3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53.2" calcext:value-type="float">
            <text:p>5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3.4" calcext:value-type="float">
            <text:p>5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3.6" calcext:value-type="float">
            <text:p>5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3.8" calcext:value-type="float">
            <text:p>5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4.2" calcext:value-type="float">
            <text:p>5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4.4" calcext:value-type="float">
            <text:p>5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4.6" calcext:value-type="float">
            <text:p>5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40000" calcext:value-type="float">
            <text:p>34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4.8" calcext:value-type="float">
            <text:p>5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5.2" calcext:value-type="float">
            <text:p>5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5.4" calcext:value-type="float">
            <text:p>5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5.6" calcext:value-type="float">
            <text:p>5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30000" calcext:value-type="float">
            <text:p>33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5.8" calcext:value-type="float">
            <text:p>5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6.2" calcext:value-type="float">
            <text:p>5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6.4" calcext:value-type="float">
            <text:p>5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6.6" calcext:value-type="float">
            <text:p>5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6.8" calcext:value-type="float">
            <text:p>5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20000" calcext:value-type="float">
            <text:p>32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57.2" calcext:value-type="float">
            <text:p>5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7.4" calcext:value-type="float">
            <text:p>5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7.6" calcext:value-type="float">
            <text:p>5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7.8" calcext:value-type="float">
            <text:p>5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8.2" calcext:value-type="float">
            <text:p>5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8.4" calcext:value-type="float">
            <text:p>5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8.6" calcext:value-type="float">
            <text:p>5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58.8" calcext:value-type="float">
            <text:p>5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10000" calcext:value-type="float">
            <text:p>3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9.2" calcext:value-type="float">
            <text:p>5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9.4" calcext:value-type="float">
            <text:p>5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59.6" calcext:value-type="float">
            <text:p>5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59.8" calcext:value-type="float">
            <text:p>5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00000" calcext:value-type="float">
            <text:p>30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0.2" calcext:value-type="float">
            <text:p>6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0.4" calcext:value-type="float">
            <text:p>6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0.6" calcext:value-type="float">
            <text:p>6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0.8" calcext:value-type="float">
            <text:p>6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1.2" calcext:value-type="float">
            <text:p>6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1.4" calcext:value-type="float">
            <text:p>6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1.6" calcext:value-type="float">
            <text:p>6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1.8" calcext:value-type="float">
            <text:p>6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2.2" calcext:value-type="float">
            <text:p>6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2.4" calcext:value-type="float">
            <text:p>6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90000" calcext:value-type="float">
            <text:p>29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2.6" calcext:value-type="float">
            <text:p>6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2.8" calcext:value-type="float">
            <text:p>6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3.2" calcext:value-type="float">
            <text:p>6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3.4" calcext:value-type="float">
            <text:p>6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3.6" calcext:value-type="float">
            <text:p>6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3.8" calcext:value-type="float">
            <text:p>6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4.2" calcext:value-type="float">
            <text:p>6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80000" calcext:value-type="float">
            <text:p>2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4.4" calcext:value-type="float">
            <text:p>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4.6" calcext:value-type="float">
            <text:p>6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4.8" calcext:value-type="float">
            <text:p>6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5.2" calcext:value-type="float">
            <text:p>6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5.4" calcext:value-type="float">
            <text:p>6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5.6" calcext:value-type="float">
            <text:p>6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5.8" calcext:value-type="float">
            <text:p>6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70000" calcext:value-type="float">
            <text:p>2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6.2" calcext:value-type="float">
            <text:p>6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6.4" calcext:value-type="float">
            <text:p>6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6.6" calcext:value-type="float">
            <text:p>6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6.8" calcext:value-type="float">
            <text:p>6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style-name="ce1" office:value-type="float" office:value="67.2" calcext:value-type="float">
            <text:p>6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7.4" calcext:value-type="float">
            <text:p>6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60000" calcext:value-type="float">
            <text:p>2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7.6" calcext:value-type="float">
            <text:p>6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7.8" calcext:value-type="float">
            <text:p>6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8.2" calcext:value-type="float">
            <text:p>6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8.4" calcext:value-type="float">
            <text:p>6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8.6" calcext:value-type="float">
            <text:p>6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8.8" calcext:value-type="float">
            <text:p>6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9.2" calcext:value-type="float">
            <text:p>6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9.4" calcext:value-type="float">
            <text:p>6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9.6" calcext:value-type="float">
            <text:p>6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69.8" calcext:value-type="float">
            <text:p>6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0.2" calcext:value-type="float">
            <text:p>7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0.4" calcext:value-type="float">
            <text:p>7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0.6" calcext:value-type="float">
            <text:p>7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0.8" calcext:value-type="float">
            <text:p>7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1.2" calcext:value-type="float">
            <text:p>7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1.4" calcext:value-type="float">
            <text:p>7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40000" calcext:value-type="float">
            <text:p>2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1.6" calcext:value-type="float">
            <text:p>7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1.8" calcext:value-type="float">
            <text:p>7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2.2" calcext:value-type="float">
            <text:p>7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2.4" calcext:value-type="float">
            <text:p>7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2.6" calcext:value-type="float">
            <text:p>7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2.8" calcext:value-type="float">
            <text:p>7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3.2" calcext:value-type="float">
            <text:p>7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3.4" calcext:value-type="float">
            <text:p>7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3.6" calcext:value-type="float">
            <text:p>7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3.8" calcext:value-type="float">
            <text:p>7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4.2" calcext:value-type="float">
            <text:p>7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30000" calcext:value-type="float">
            <text:p>2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4.4" calcext:value-type="float">
            <text:p>7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4.6" calcext:value-type="float">
            <text:p>7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4.8" calcext:value-type="float">
            <text:p>7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5.2" calcext:value-type="float">
            <text:p>7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5.4" calcext:value-type="float">
            <text:p>7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5.6" calcext:value-type="float">
            <text:p>7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5.8" calcext:value-type="float">
            <text:p>7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20000" calcext:value-type="float">
            <text:p>22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6.2" calcext:value-type="float">
            <text:p>7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6.4" calcext:value-type="float">
            <text:p>7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6.6" calcext:value-type="float">
            <text:p>7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6.8" calcext:value-type="float">
            <text:p>7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7.2" calcext:value-type="float">
            <text:p>7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7.4" calcext:value-type="float">
            <text:p>7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7.6" calcext:value-type="float">
            <text:p>7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7.8" calcext:value-type="float">
            <text:p>7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8.2" calcext:value-type="float">
            <text:p>7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8.4" calcext:value-type="float">
            <text:p>7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10000" calcext:value-type="float">
            <text:p>2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8.6" calcext:value-type="float">
            <text:p>7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8.8" calcext:value-type="float">
            <text:p>7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9.2" calcext:value-type="float">
            <text:p>7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9.4" calcext:value-type="float">
            <text:p>7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9.6" calcext:value-type="float">
            <text:p>7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79.8" calcext:value-type="float">
            <text:p>7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0.2" calcext:value-type="float">
            <text:p>8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0.4" calcext:value-type="float">
            <text:p>8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0.6" calcext:value-type="float">
            <text:p>8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0.8" calcext:value-type="float">
            <text:p>8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1.2" calcext:value-type="float">
            <text:p>8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1.4" calcext:value-type="float">
            <text:p>8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1.6" calcext:value-type="float">
            <text:p>8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1.8" calcext:value-type="float">
            <text:p>8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2.2" calcext:value-type="float">
            <text:p>8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2.4" calcext:value-type="float">
            <text:p>8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2.6" calcext:value-type="float">
            <text:p>8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2.8" calcext:value-type="float">
            <text:p>8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3.2" calcext:value-type="float">
            <text:p>8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0000" calcext:value-type="float">
            <text:p>1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3.4" calcext:value-type="float">
            <text:p>8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3.6" calcext:value-type="float">
            <text:p>8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3.8" calcext:value-type="float">
            <text:p>8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90000" calcext:value-type="float">
            <text:p>1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4.2" calcext:value-type="float">
            <text:p>8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0000" calcext:value-type="float">
            <text:p>1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4.4" calcext:value-type="float">
            <text:p>8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9000" calcext:value-type="float">
            <text:p>17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4.6" calcext:value-type="float">
            <text:p>8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1000" calcext:value-type="float">
            <text:p>18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4.8" calcext:value-type="float">
            <text:p>8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2000" calcext:value-type="float">
            <text:p>18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8000" calcext:value-type="float">
            <text:p>17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5.2" calcext:value-type="float">
            <text:p>8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80000" calcext:value-type="float">
            <text:p>18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5.4" calcext:value-type="float">
            <text:p>8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6000" calcext:value-type="float">
            <text:p>17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5.6" calcext:value-type="float">
            <text:p>8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8000" calcext:value-type="float">
            <text:p>17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5.8" calcext:value-type="float">
            <text:p>8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6000" calcext:value-type="float">
            <text:p>17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4000" calcext:value-type="float">
            <text:p>17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6.2" calcext:value-type="float">
            <text:p>8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7000" calcext:value-type="float">
            <text:p>17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6.4" calcext:value-type="float">
            <text:p>8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5000" calcext:value-type="float">
            <text:p>17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6.6" calcext:value-type="float">
            <text:p>8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4000" calcext:value-type="float">
            <text:p>17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6.8" calcext:value-type="float">
            <text:p>8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5000" calcext:value-type="float">
            <text:p>17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2000" calcext:value-type="float">
            <text:p>17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2" calcext:value-type="float">
            <text:p>8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4000" calcext:value-type="float">
            <text:p>17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4" calcext:value-type="float">
            <text:p>8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1000" calcext:value-type="float">
            <text:p>17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6" calcext:value-type="float">
            <text:p>8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2000" calcext:value-type="float">
            <text:p>17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7.8" calcext:value-type="float">
            <text:p>8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1000" calcext:value-type="float">
            <text:p>17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8.2" calcext:value-type="float">
            <text:p>8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9000" calcext:value-type="float">
            <text:p>16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8.4" calcext:value-type="float">
            <text:p>8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9000" calcext:value-type="float">
            <text:p>16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8.6" calcext:value-type="float">
            <text:p>8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8.8" calcext:value-type="float">
            <text:p>8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9.2" calcext:value-type="float">
            <text:p>8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9000" calcext:value-type="float">
            <text:p>16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9.4" calcext:value-type="float">
            <text:p>8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6000" calcext:value-type="float">
            <text:p>16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9.6" calcext:value-type="float">
            <text:p>8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7000" calcext:value-type="float">
            <text:p>16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89.8" calcext:value-type="float">
            <text:p>8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4000" calcext:value-type="float">
            <text:p>16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5000" calcext:value-type="float">
            <text:p>16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0.2" calcext:value-type="float">
            <text:p>9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3000" calcext:value-type="float">
            <text:p>16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0.4" calcext:value-type="float">
            <text:p>9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0.6" calcext:value-type="float">
            <text:p>9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3000" calcext:value-type="float">
            <text:p>16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0.8" calcext:value-type="float">
            <text:p>9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9000" calcext:value-type="float">
            <text:p>15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2" calcext:value-type="float">
            <text:p>9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4" calcext:value-type="float">
            <text:p>9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8000" calcext:value-type="float">
            <text:p>15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6" calcext:value-type="float">
            <text:p>9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61000" calcext:value-type="float">
            <text:p>16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1.8" calcext:value-type="float">
            <text:p>9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8000" calcext:value-type="float">
            <text:p>15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7000" calcext:value-type="float">
            <text:p>15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2.2" calcext:value-type="float">
            <text:p>9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8000" calcext:value-type="float">
            <text:p>15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2.4" calcext:value-type="float">
            <text:p>9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7000" calcext:value-type="float">
            <text:p>15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2.6" calcext:value-type="float">
            <text:p>9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6000" calcext:value-type="float">
            <text:p>15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2.8" calcext:value-type="float">
            <text:p>9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6000" calcext:value-type="float">
            <text:p>15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3.2" calcext:value-type="float">
            <text:p>9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3000" calcext:value-type="float">
            <text:p>15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3.4" calcext:value-type="float">
            <text:p>9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5000" calcext:value-type="float">
            <text:p>15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3.6" calcext:value-type="float">
            <text:p>9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2000" calcext:value-type="float">
            <text:p>15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3.8" calcext:value-type="float">
            <text:p>9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1000" calcext:value-type="float">
            <text:p>15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4.2" calcext:value-type="float">
            <text:p>9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1000" calcext:value-type="float">
            <text:p>15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4.4" calcext:value-type="float">
            <text:p>9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4.6" calcext:value-type="float">
            <text:p>9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1000" calcext:value-type="float">
            <text:p>15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4.8" calcext:value-type="float">
            <text:p>9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1000" calcext:value-type="float">
            <text:p>15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2000" calcext:value-type="float">
            <text:p>15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5.2" calcext:value-type="float">
            <text:p>9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51000" calcext:value-type="float">
            <text:p>15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5.4" calcext:value-type="float">
            <text:p>9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9000" calcext:value-type="float">
            <text:p>14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5.6" calcext:value-type="float">
            <text:p>9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9000" calcext:value-type="float">
            <text:p>14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5.8" calcext:value-type="float">
            <text:p>9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6000" calcext:value-type="float">
            <text:p>14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6000" calcext:value-type="float">
            <text:p>14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2" calcext:value-type="float">
            <text:p>9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7000" calcext:value-type="float">
            <text:p>14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4" calcext:value-type="float">
            <text:p>9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7000" calcext:value-type="float">
            <text:p>14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6" calcext:value-type="float">
            <text:p>9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7000" calcext:value-type="float">
            <text:p>14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6.8" calcext:value-type="float">
            <text:p>9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5000" calcext:value-type="float">
            <text:p>14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4000" calcext:value-type="float">
            <text:p>14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2" calcext:value-type="float">
            <text:p>9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3000" calcext:value-type="float">
            <text:p>14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4" calcext:value-type="float">
            <text:p>9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3000" calcext:value-type="float">
            <text:p>14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6" calcext:value-type="float">
            <text:p>9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2000" calcext:value-type="float">
            <text:p>14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7.8" calcext:value-type="float">
            <text:p>9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4000" calcext:value-type="float">
            <text:p>14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4000" calcext:value-type="float">
            <text:p>14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8.2" calcext:value-type="float">
            <text:p>9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4000" calcext:value-type="float">
            <text:p>14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8.4" calcext:value-type="float">
            <text:p>9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4000" calcext:value-type="float">
            <text:p>14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8.6" calcext:value-type="float">
            <text:p>9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0000" calcext:value-type="float">
            <text:p>1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8.8" calcext:value-type="float">
            <text:p>9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3000" calcext:value-type="float">
            <text:p>14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0000" calcext:value-type="float">
            <text:p>1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9.2" calcext:value-type="float">
            <text:p>9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40000" calcext:value-type="float">
            <text:p>14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9.4" calcext:value-type="float">
            <text:p>9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9000" calcext:value-type="float">
            <text:p>13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9.6" calcext:value-type="float">
            <text:p>9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7000" calcext:value-type="float">
            <text:p>13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99.8" calcext:value-type="float">
            <text:p>9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9000" calcext:value-type="float">
            <text:p>13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8000" calcext:value-type="float">
            <text:p>13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0.2" calcext:value-type="float">
            <text:p>10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7000" calcext:value-type="float">
            <text:p>13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0.4" calcext:value-type="float">
            <text:p>10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7000" calcext:value-type="float">
            <text:p>13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0.6" calcext:value-type="float">
            <text:p>10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6000" calcext:value-type="float">
            <text:p>13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0.8" calcext:value-type="float">
            <text:p>10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7000" calcext:value-type="float">
            <text:p>13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4000" calcext:value-type="float">
            <text:p>13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1.2" calcext:value-type="float">
            <text:p>10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6000" calcext:value-type="float">
            <text:p>13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1.4" calcext:value-type="float">
            <text:p>10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2000" calcext:value-type="float">
            <text:p>13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1.6" calcext:value-type="float">
            <text:p>10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4000" calcext:value-type="float">
            <text:p>13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1.8" calcext:value-type="float">
            <text:p>10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3000" calcext:value-type="float">
            <text:p>13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3000" calcext:value-type="float">
            <text:p>13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2.2" calcext:value-type="float">
            <text:p>10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3000" calcext:value-type="float">
            <text:p>13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2.4" calcext:value-type="float">
            <text:p>10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2.6" calcext:value-type="float">
            <text:p>10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9000" calcext:value-type="float">
            <text:p>12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2.8" calcext:value-type="float">
            <text:p>10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1000" calcext:value-type="float">
            <text:p>13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1000" calcext:value-type="float">
            <text:p>13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3.2" calcext:value-type="float">
            <text:p>10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30000" calcext:value-type="float">
            <text:p>13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3.4" calcext:value-type="float">
            <text:p>10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8000" calcext:value-type="float">
            <text:p>12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3.6" calcext:value-type="float">
            <text:p>10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8000" calcext:value-type="float">
            <text:p>12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3.8" calcext:value-type="float">
            <text:p>10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9000" calcext:value-type="float">
            <text:p>12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9000" calcext:value-type="float">
            <text:p>12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4.2" calcext:value-type="float">
            <text:p>10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8000" calcext:value-type="float">
            <text:p>12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4.4" calcext:value-type="float">
            <text:p>10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7000" calcext:value-type="float">
            <text:p>12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4.6" calcext:value-type="float">
            <text:p>10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6000" calcext:value-type="float">
            <text:p>12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4.8" calcext:value-type="float">
            <text:p>10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8000" calcext:value-type="float">
            <text:p>12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8000" calcext:value-type="float">
            <text:p>12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5.2" calcext:value-type="float">
            <text:p>10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6000" calcext:value-type="float">
            <text:p>12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5.4" calcext:value-type="float">
            <text:p>10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6000" calcext:value-type="float">
            <text:p>12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5.6" calcext:value-type="float">
            <text:p>10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6000" calcext:value-type="float">
            <text:p>12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05.8" calcext:value-type="float">
            <text:p>10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3000" calcext:value-type="float">
            <text:p>12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4000" calcext:value-type="float">
            <text:p>12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6.2" calcext:value-type="float">
            <text:p>10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5000" calcext:value-type="float">
            <text:p>12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6.4" calcext:value-type="float">
            <text:p>10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4000" calcext:value-type="float">
            <text:p>12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6.6" calcext:value-type="float">
            <text:p>10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3000" calcext:value-type="float">
            <text:p>12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6.8" calcext:value-type="float">
            <text:p>10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4000" calcext:value-type="float">
            <text:p>12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3000" calcext:value-type="float">
            <text:p>12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07.2" calcext:value-type="float">
            <text:p>10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1000" calcext:value-type="float">
            <text:p>12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7.4" calcext:value-type="float">
            <text:p>10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2000" calcext:value-type="float">
            <text:p>12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7.6" calcext:value-type="float">
            <text:p>10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2000" calcext:value-type="float">
            <text:p>12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7.8" calcext:value-type="float">
            <text:p>10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1000" calcext:value-type="float">
            <text:p>12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000" calcext:value-type="float">
            <text:p>11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8.2" calcext:value-type="float">
            <text:p>10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000" calcext:value-type="float">
            <text:p>11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8.4" calcext:value-type="float">
            <text:p>10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2000" calcext:value-type="float">
            <text:p>12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8.6" calcext:value-type="float">
            <text:p>10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20000" calcext:value-type="float">
            <text:p>12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08.8" calcext:value-type="float">
            <text:p>10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000" calcext:value-type="float">
            <text:p>11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8000" calcext:value-type="float">
            <text:p>11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9.2" calcext:value-type="float">
            <text:p>10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9000" calcext:value-type="float">
            <text:p>11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09.4" calcext:value-type="float">
            <text:p>10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7000" calcext:value-type="float">
            <text:p>11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9.6" calcext:value-type="float">
            <text:p>10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6000" calcext:value-type="float">
            <text:p>11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09.8" calcext:value-type="float">
            <text:p>10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7000" calcext:value-type="float">
            <text:p>11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6000" calcext:value-type="float">
            <text:p>11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0.2" calcext:value-type="float">
            <text:p>11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6000" calcext:value-type="float">
            <text:p>11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0.4" calcext:value-type="float">
            <text:p>11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7000" calcext:value-type="float">
            <text:p>11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0.6" calcext:value-type="float">
            <text:p>11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6000" calcext:value-type="float">
            <text:p>11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0.8" calcext:value-type="float">
            <text:p>11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6000" calcext:value-type="float">
            <text:p>11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4000" calcext:value-type="float">
            <text:p>11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1.2" calcext:value-type="float">
            <text:p>11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4000" calcext:value-type="float">
            <text:p>11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1.4" calcext:value-type="float">
            <text:p>11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2000" calcext:value-type="float">
            <text:p>11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1.6" calcext:value-type="float">
            <text:p>11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3000" calcext:value-type="float">
            <text:p>11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1.8" calcext:value-type="float">
            <text:p>11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2000" calcext:value-type="float">
            <text:p>11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3000" calcext:value-type="float">
            <text:p>11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2.2" calcext:value-type="float">
            <text:p>11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3000" calcext:value-type="float">
            <text:p>11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2.4" calcext:value-type="float">
            <text:p>11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3000" calcext:value-type="float">
            <text:p>11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2.6" calcext:value-type="float">
            <text:p>11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3000" calcext:value-type="float">
            <text:p>11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2.8" calcext:value-type="float">
            <text:p>11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1000" calcext:value-type="float">
            <text:p>11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3.2" calcext:value-type="float">
            <text:p>11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1000" calcext:value-type="float">
            <text:p>11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3.4" calcext:value-type="float">
            <text:p>11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3.6" calcext:value-type="float">
            <text:p>11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1000" calcext:value-type="float">
            <text:p>11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3.8" calcext:value-type="float">
            <text:p>11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10000" calcext:value-type="float">
            <text:p>11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4.2" calcext:value-type="float">
            <text:p>11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8000" calcext:value-type="float">
            <text:p>10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4.4" calcext:value-type="float">
            <text:p>11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8000" calcext:value-type="float">
            <text:p>10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4.6" calcext:value-type="float">
            <text:p>11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8000" calcext:value-type="float">
            <text:p>10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4.8" calcext:value-type="float">
            <text:p>11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9000" calcext:value-type="float">
            <text:p>10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7000" calcext:value-type="float">
            <text:p>10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5.2" calcext:value-type="float">
            <text:p>11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7000" calcext:value-type="float">
            <text:p>10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5.4" calcext:value-type="float">
            <text:p>11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7000" calcext:value-type="float">
            <text:p>10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5.6" calcext:value-type="float">
            <text:p>11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7000" calcext:value-type="float">
            <text:p>107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5.8" calcext:value-type="float">
            <text:p>11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6000" calcext:value-type="float">
            <text:p>10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6000" calcext:value-type="float">
            <text:p>10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6.2" calcext:value-type="float">
            <text:p>11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6000" calcext:value-type="float">
            <text:p>106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6.4" calcext:value-type="float">
            <text:p>11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6.6" calcext:value-type="float">
            <text:p>11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3000" calcext:value-type="float">
            <text:p>103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6.8" calcext:value-type="float">
            <text:p>11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7.2" calcext:value-type="float">
            <text:p>11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7.4" calcext:value-type="float">
            <text:p>11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4000" calcext:value-type="float">
            <text:p>10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7.6" calcext:value-type="float">
            <text:p>11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3000" calcext:value-type="float">
            <text:p>10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7.8" calcext:value-type="float">
            <text:p>11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3000" calcext:value-type="float">
            <text:p>10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4000" calcext:value-type="float">
            <text:p>10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8.2" calcext:value-type="float">
            <text:p>11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3000" calcext:value-type="float">
            <text:p>10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8.4" calcext:value-type="float">
            <text:p>11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2000" calcext:value-type="float">
            <text:p>10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8.6" calcext:value-type="float">
            <text:p>11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1000" calcext:value-type="float">
            <text:p>10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8.8" calcext:value-type="float">
            <text:p>11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2000" calcext:value-type="float">
            <text:p>10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9.2" calcext:value-type="float">
            <text:p>11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9.4" calcext:value-type="float">
            <text:p>11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1000" calcext:value-type="float">
            <text:p>10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19.6" calcext:value-type="float">
            <text:p>11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1000" calcext:value-type="float">
            <text:p>101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19.8" calcext:value-type="float">
            <text:p>11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1000" calcext:value-type="float">
            <text:p>10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0.2" calcext:value-type="float">
            <text:p>12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9000" calcext:value-type="float">
            <text:p>99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0.4" calcext:value-type="float">
            <text:p>12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9000" calcext:value-type="float">
            <text:p>9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0.6" calcext:value-type="float">
            <text:p>12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0.8" calcext:value-type="float">
            <text:p>12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1.2" calcext:value-type="float">
            <text:p>12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7000" calcext:value-type="float">
            <text:p>9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1.4" calcext:value-type="float">
            <text:p>12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7000" calcext:value-type="float">
            <text:p>9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1.6" calcext:value-type="float">
            <text:p>12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8000" calcext:value-type="float">
            <text:p>9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1.8" calcext:value-type="float">
            <text:p>12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2.2" calcext:value-type="float">
            <text:p>12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7000" calcext:value-type="float">
            <text:p>9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2.4" calcext:value-type="float">
            <text:p>12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2.6" calcext:value-type="float">
            <text:p>12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2.8" calcext:value-type="float">
            <text:p>12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4000" calcext:value-type="float">
            <text:p>9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6000" calcext:value-type="float">
            <text:p>9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3.2" calcext:value-type="float">
            <text:p>12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4000" calcext:value-type="float">
            <text:p>9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3.4" calcext:value-type="float">
            <text:p>12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000" calcext:value-type="float">
            <text:p>9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3.6" calcext:value-type="float">
            <text:p>12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000" calcext:value-type="float">
            <text:p>9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3.8" calcext:value-type="float">
            <text:p>12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4.2" calcext:value-type="float">
            <text:p>12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4000" calcext:value-type="float">
            <text:p>94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4.4" calcext:value-type="float">
            <text:p>12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5000" calcext:value-type="float">
            <text:p>9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4.6" calcext:value-type="float">
            <text:p>12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4.8" calcext:value-type="float">
            <text:p>12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2000" calcext:value-type="float">
            <text:p>9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3000" calcext:value-type="float">
            <text:p>9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5.2" calcext:value-type="float">
            <text:p>12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2000" calcext:value-type="float">
            <text:p>92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5.4" calcext:value-type="float">
            <text:p>12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5.6" calcext:value-type="float">
            <text:p>12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5.8" calcext:value-type="float">
            <text:p>12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6.2" calcext:value-type="float">
            <text:p>12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6.4" calcext:value-type="float">
            <text:p>12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6.6" calcext:value-type="float">
            <text:p>12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6.8" calcext:value-type="float">
            <text:p>12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1000" calcext:value-type="float">
            <text:p>9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7.2" calcext:value-type="float">
            <text:p>12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7.4" calcext:value-type="float">
            <text:p>12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90000" calcext:value-type="float">
            <text:p>9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7.6" calcext:value-type="float">
            <text:p>12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7.8" calcext:value-type="float">
            <text:p>12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8.2" calcext:value-type="float">
            <text:p>12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9000" calcext:value-type="float">
            <text:p>8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8.4" calcext:value-type="float">
            <text:p>12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8.6" calcext:value-type="float">
            <text:p>12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28.8" calcext:value-type="float">
            <text:p>12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9.2" calcext:value-type="float">
            <text:p>12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8000" calcext:value-type="float">
            <text:p>8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9.4" calcext:value-type="float">
            <text:p>12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9.6" calcext:value-type="float">
            <text:p>12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29.8" calcext:value-type="float">
            <text:p>12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7000" calcext:value-type="float">
            <text:p>8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6000" calcext:value-type="float">
            <text:p>8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0.2" calcext:value-type="float">
            <text:p>13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0.4" calcext:value-type="float">
            <text:p>13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0.6" calcext:value-type="float">
            <text:p>13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0.8" calcext:value-type="float">
            <text:p>13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1.2" calcext:value-type="float">
            <text:p>13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1.4" calcext:value-type="float">
            <text:p>13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1.6" calcext:value-type="float">
            <text:p>13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0.011" calcext:value-type="float">
            <text:p>0,011</text:p>
          </table:table-cell>
          <table:table-cell table:number-columns-repeated="1017"/>
        </table:table-row>
        <table:table-row table:style-name="ro1">
          <table:table-cell table:style-name="ce1" office:value-type="float" office:value="131.8" calcext:value-type="float">
            <text:p>13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3000" calcext:value-type="float">
            <text:p>8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2.2" calcext:value-type="float">
            <text:p>13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3000" calcext:value-type="float">
            <text:p>8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2.4" calcext:value-type="float">
            <text:p>13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3000" calcext:value-type="float">
            <text:p>8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2.6" calcext:value-type="float">
            <text:p>13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2.8" calcext:value-type="float">
            <text:p>13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4000" calcext:value-type="float">
            <text:p>8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3.2" calcext:value-type="float">
            <text:p>13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3.4" calcext:value-type="float">
            <text:p>13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3.6" calcext:value-type="float">
            <text:p>13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3.8" calcext:value-type="float">
            <text:p>13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2000" calcext:value-type="float">
            <text:p>8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4.2" calcext:value-type="float">
            <text:p>13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4.4" calcext:value-type="float">
            <text:p>13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4.6" calcext:value-type="float">
            <text:p>13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4.8" calcext:value-type="float">
            <text:p>13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1000" calcext:value-type="float">
            <text:p>8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5.2" calcext:value-type="float">
            <text:p>13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5.4" calcext:value-type="float">
            <text:p>13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5.6" calcext:value-type="float">
            <text:p>13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5.8" calcext:value-type="float">
            <text:p>13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6.2" calcext:value-type="float">
            <text:p>13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6.4" calcext:value-type="float">
            <text:p>13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9000" calcext:value-type="float">
            <text:p>7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6.6" calcext:value-type="float">
            <text:p>13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6.8" calcext:value-type="float">
            <text:p>13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7.2" calcext:value-type="float">
            <text:p>13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7.4" calcext:value-type="float">
            <text:p>13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7.6" calcext:value-type="float">
            <text:p>13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8000" calcext:value-type="float">
            <text:p>7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7.8" calcext:value-type="float">
            <text:p>13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8.2" calcext:value-type="float">
            <text:p>13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8.4" calcext:value-type="float">
            <text:p>13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8.6" calcext:value-type="float">
            <text:p>13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8.8" calcext:value-type="float">
            <text:p>13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9.2" calcext:value-type="float">
            <text:p>13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9.4" calcext:value-type="float">
            <text:p>13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9.6" calcext:value-type="float">
            <text:p>13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6000" calcext:value-type="float">
            <text:p>7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39.8" calcext:value-type="float">
            <text:p>13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0.2" calcext:value-type="float">
            <text:p>14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0.4" calcext:value-type="float">
            <text:p>14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5000" calcext:value-type="float">
            <text:p>7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0.6" calcext:value-type="float">
            <text:p>14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0.8" calcext:value-type="float">
            <text:p>14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1.2" calcext:value-type="float">
            <text:p>14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1.4" calcext:value-type="float">
            <text:p>14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1.6" calcext:value-type="float">
            <text:p>14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4000" calcext:value-type="float">
            <text:p>7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1.8" calcext:value-type="float">
            <text:p>14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2.2" calcext:value-type="float">
            <text:p>14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2.4" calcext:value-type="float">
            <text:p>14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2.6" calcext:value-type="float">
            <text:p>14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2.8" calcext:value-type="float">
            <text:p>14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3000" calcext:value-type="float">
            <text:p>7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3.2" calcext:value-type="float">
            <text:p>14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2000" calcext:value-type="float">
            <text:p>7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3.4" calcext:value-type="float">
            <text:p>14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3.6" calcext:value-type="float">
            <text:p>14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3.8" calcext:value-type="float">
            <text:p>14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4.2" calcext:value-type="float">
            <text:p>14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4.4" calcext:value-type="float">
            <text:p>14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4.6" calcext:value-type="float">
            <text:p>14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4.8" calcext:value-type="float">
            <text:p>14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1000" calcext:value-type="float">
            <text:p>7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5.2" calcext:value-type="float">
            <text:p>14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5.4" calcext:value-type="float">
            <text:p>14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" calcext:value-type="float">
            <text:p>6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5.6" calcext:value-type="float">
            <text:p>14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" calcext:value-type="float">
            <text:p>6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5.8" calcext:value-type="float">
            <text:p>14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6.2" calcext:value-type="float">
            <text:p>14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9000" calcext:value-type="float">
            <text:p>6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6.4" calcext:value-type="float">
            <text:p>14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6.6" calcext:value-type="float">
            <text:p>14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6.8" calcext:value-type="float">
            <text:p>14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7.2" calcext:value-type="float">
            <text:p>14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7.4" calcext:value-type="float">
            <text:p>14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7.6" calcext:value-type="float">
            <text:p>14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7.8" calcext:value-type="float">
            <text:p>14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8.2" calcext:value-type="float">
            <text:p>14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8.4" calcext:value-type="float">
            <text:p>14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8.6" calcext:value-type="float">
            <text:p>14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8.8" calcext:value-type="float">
            <text:p>14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9.2" calcext:value-type="float">
            <text:p>14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9.4" calcext:value-type="float">
            <text:p>14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9.6" calcext:value-type="float">
            <text:p>14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49.8" calcext:value-type="float">
            <text:p>14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7000" calcext:value-type="float">
            <text:p>6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0.2" calcext:value-type="float">
            <text:p>15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6000" calcext:value-type="float">
            <text:p>6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0.4" calcext:value-type="float">
            <text:p>15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0.6" calcext:value-type="float">
            <text:p>15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0.8" calcext:value-type="float">
            <text:p>15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5000" calcext:value-type="float">
            <text:p>6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1.2" calcext:value-type="float">
            <text:p>15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1.4" calcext:value-type="float">
            <text:p>15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1.6" calcext:value-type="float">
            <text:p>15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1.8" calcext:value-type="float">
            <text:p>15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2.2" calcext:value-type="float">
            <text:p>15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2.4" calcext:value-type="float">
            <text:p>15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2.6" calcext:value-type="float">
            <text:p>15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4000" calcext:value-type="float">
            <text:p>6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2.8" calcext:value-type="float">
            <text:p>15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3.2" calcext:value-type="float">
            <text:p>15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3.4" calcext:value-type="float">
            <text:p>15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3.6" calcext:value-type="float">
            <text:p>15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3.8" calcext:value-type="float">
            <text:p>15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3000" calcext:value-type="float">
            <text:p>6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4.2" calcext:value-type="float">
            <text:p>15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4.4" calcext:value-type="float">
            <text:p>15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4.6" calcext:value-type="float">
            <text:p>15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4.8" calcext:value-type="float">
            <text:p>15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2000" calcext:value-type="float">
            <text:p>6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5.2" calcext:value-type="float">
            <text:p>15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5.4" calcext:value-type="float">
            <text:p>15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5.6" calcext:value-type="float">
            <text:p>15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5.8" calcext:value-type="float">
            <text:p>15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6.2" calcext:value-type="float">
            <text:p>15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6.4" calcext:value-type="float">
            <text:p>15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6.6" calcext:value-type="float">
            <text:p>15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6.8" calcext:value-type="float">
            <text:p>15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1000" calcext:value-type="float">
            <text:p>6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7.2" calcext:value-type="float">
            <text:p>15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7.4" calcext:value-type="float">
            <text:p>15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7.6" calcext:value-type="float">
            <text:p>15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7.8" calcext:value-type="float">
            <text:p>15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8.2" calcext:value-type="float">
            <text:p>15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8.4" calcext:value-type="float">
            <text:p>15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8.6" calcext:value-type="float">
            <text:p>15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9000" calcext:value-type="float">
            <text:p>5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8.8" calcext:value-type="float">
            <text:p>15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9.2" calcext:value-type="float">
            <text:p>15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9.4" calcext:value-type="float">
            <text:p>15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9.6" calcext:value-type="float">
            <text:p>15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59.8" calcext:value-type="float">
            <text:p>15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0.2" calcext:value-type="float">
            <text:p>16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8000" calcext:value-type="float">
            <text:p>5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0.4" calcext:value-type="float">
            <text:p>16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0.6" calcext:value-type="float">
            <text:p>16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0.8" calcext:value-type="float">
            <text:p>16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1.2" calcext:value-type="float">
            <text:p>16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1.4" calcext:value-type="float">
            <text:p>16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1.6" calcext:value-type="float">
            <text:p>16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1.8" calcext:value-type="float">
            <text:p>16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7000" calcext:value-type="float">
            <text:p>57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2.2" calcext:value-type="float">
            <text:p>16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2.4" calcext:value-type="float">
            <text:p>16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2.6" calcext:value-type="float">
            <text:p>16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2.8" calcext:value-type="float">
            <text:p>16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3.2" calcext:value-type="float">
            <text:p>16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3.4" calcext:value-type="float">
            <text:p>16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3.6" calcext:value-type="float">
            <text:p>16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3.8" calcext:value-type="float">
            <text:p>16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4.2" calcext:value-type="float">
            <text:p>16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4.4" calcext:value-type="float">
            <text:p>16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4.6" calcext:value-type="float">
            <text:p>16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4.8" calcext:value-type="float">
            <text:p>16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5.2" calcext:value-type="float">
            <text:p>16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5.4" calcext:value-type="float">
            <text:p>16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5.6" calcext:value-type="float">
            <text:p>16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5.8" calcext:value-type="float">
            <text:p>16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6.2" calcext:value-type="float">
            <text:p>16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6.4" calcext:value-type="float">
            <text:p>16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6.6" calcext:value-type="float">
            <text:p>16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6.8" calcext:value-type="float">
            <text:p>16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4000" calcext:value-type="float">
            <text:p>54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7.2" calcext:value-type="float">
            <text:p>16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7.4" calcext:value-type="float">
            <text:p>16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7.6" calcext:value-type="float">
            <text:p>16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7.8" calcext:value-type="float">
            <text:p>16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8.2" calcext:value-type="float">
            <text:p>16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8.4" calcext:value-type="float">
            <text:p>16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8.6" calcext:value-type="float">
            <text:p>16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3000" calcext:value-type="float">
            <text:p>53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8.8" calcext:value-type="float">
            <text:p>16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9.2" calcext:value-type="float">
            <text:p>16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2000" calcext:value-type="float">
            <text:p>5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9.4" calcext:value-type="float">
            <text:p>16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69.6" calcext:value-type="float">
            <text:p>16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69.8" calcext:value-type="float">
            <text:p>16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0.2" calcext:value-type="float">
            <text:p>17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0.4" calcext:value-type="float">
            <text:p>17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0.6" calcext:value-type="float">
            <text:p>17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0.8" calcext:value-type="float">
            <text:p>17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1.2" calcext:value-type="float">
            <text:p>17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1.4" calcext:value-type="float">
            <text:p>17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1.6" calcext:value-type="float">
            <text:p>17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1.8" calcext:value-type="float">
            <text:p>17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2.2" calcext:value-type="float">
            <text:p>17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2.4" calcext:value-type="float">
            <text:p>17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2.6" calcext:value-type="float">
            <text:p>17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2.8" calcext:value-type="float">
            <text:p>17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3.2" calcext:value-type="float">
            <text:p>17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3.4" calcext:value-type="float">
            <text:p>17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3.6" calcext:value-type="float">
            <text:p>17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3.8" calcext:value-type="float">
            <text:p>17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4.2" calcext:value-type="float">
            <text:p>17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4.4" calcext:value-type="float">
            <text:p>17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4.6" calcext:value-type="float">
            <text:p>17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9000" calcext:value-type="float">
            <text:p>4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4.8" calcext:value-type="float">
            <text:p>17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5.2" calcext:value-type="float">
            <text:p>17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5.4" calcext:value-type="float">
            <text:p>17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5.6" calcext:value-type="float">
            <text:p>17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5.8" calcext:value-type="float">
            <text:p>17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6.2" calcext:value-type="float">
            <text:p>17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8000" calcext:value-type="float">
            <text:p>4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6.4" calcext:value-type="float">
            <text:p>17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6.6" calcext:value-type="float">
            <text:p>17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6.8" calcext:value-type="float">
            <text:p>17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7.2" calcext:value-type="float">
            <text:p>17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7.4" calcext:value-type="float">
            <text:p>17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7.6" calcext:value-type="float">
            <text:p>17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7.8" calcext:value-type="float">
            <text:p>17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8.2" calcext:value-type="float">
            <text:p>17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8.4" calcext:value-type="float">
            <text:p>17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8.6" calcext:value-type="float">
            <text:p>17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7000" calcext:value-type="float">
            <text:p>4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8.8" calcext:value-type="float">
            <text:p>17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2" calcext:value-type="float">
            <text:p>0,012</text:p>
          </table:table-cell>
          <table:table-cell table:number-columns-repeated="1017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9.2" calcext:value-type="float">
            <text:p>17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9.4" calcext:value-type="float">
            <text:p>17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9.6" calcext:value-type="float">
            <text:p>17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79.8" calcext:value-type="float">
            <text:p>17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0.2" calcext:value-type="float">
            <text:p>18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0.4" calcext:value-type="float">
            <text:p>18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6000" calcext:value-type="float">
            <text:p>46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0.6" calcext:value-type="float">
            <text:p>18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0.8" calcext:value-type="float">
            <text:p>18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1.2" calcext:value-type="float">
            <text:p>18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1.4" calcext:value-type="float">
            <text:p>18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1.6" calcext:value-type="float">
            <text:p>18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1.8" calcext:value-type="float">
            <text:p>18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2.2" calcext:value-type="float">
            <text:p>18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2.4" calcext:value-type="float">
            <text:p>18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2.6" calcext:value-type="float">
            <text:p>18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2.8" calcext:value-type="float">
            <text:p>18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3.2" calcext:value-type="float">
            <text:p>18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3.4" calcext:value-type="float">
            <text:p>18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3.6" calcext:value-type="float">
            <text:p>18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3.8" calcext:value-type="float">
            <text:p>18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4.2" calcext:value-type="float">
            <text:p>18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4.4" calcext:value-type="float">
            <text:p>18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4.6" calcext:value-type="float">
            <text:p>18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4.8" calcext:value-type="float">
            <text:p>18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4000" calcext:value-type="float">
            <text:p>44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5.2" calcext:value-type="float">
            <text:p>18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5.4" calcext:value-type="float">
            <text:p>18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5.6" calcext:value-type="float">
            <text:p>18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5.8" calcext:value-type="float">
            <text:p>18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6.2" calcext:value-type="float">
            <text:p>18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6.4" calcext:value-type="float">
            <text:p>18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6.6" calcext:value-type="float">
            <text:p>18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6.8" calcext:value-type="float">
            <text:p>18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3000" calcext:value-type="float">
            <text:p>43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7.2" calcext:value-type="float">
            <text:p>18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7.4" calcext:value-type="float">
            <text:p>18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7.6" calcext:value-type="float">
            <text:p>18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7.8" calcext:value-type="float">
            <text:p>18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8.2" calcext:value-type="float">
            <text:p>18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8.4" calcext:value-type="float">
            <text:p>18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8.6" calcext:value-type="float">
            <text:p>18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8.8" calcext:value-type="float">
            <text:p>18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2000" calcext:value-type="float">
            <text:p>42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9.2" calcext:value-type="float">
            <text:p>18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9.4" calcext:value-type="float">
            <text:p>18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9.6" calcext:value-type="float">
            <text:p>18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89.8" calcext:value-type="float">
            <text:p>18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0.2" calcext:value-type="float">
            <text:p>190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0.4" calcext:value-type="float">
            <text:p>190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0.6" calcext:value-type="float">
            <text:p>190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0.8" calcext:value-type="float">
            <text:p>190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1.2" calcext:value-type="float">
            <text:p>191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1000" calcext:value-type="float">
            <text:p>41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1.4" calcext:value-type="float">
            <text:p>191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1.6" calcext:value-type="float">
            <text:p>191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1.8" calcext:value-type="float">
            <text:p>191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2.2" calcext:value-type="float">
            <text:p>192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2.4" calcext:value-type="float">
            <text:p>192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2.6" calcext:value-type="float">
            <text:p>192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2.8" calcext:value-type="float">
            <text:p>192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3.2" calcext:value-type="float">
            <text:p>193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3.4" calcext:value-type="float">
            <text:p>193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3.6" calcext:value-type="float">
            <text:p>193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3.8" calcext:value-type="float">
            <text:p>193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4.2" calcext:value-type="float">
            <text:p>194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4.4" calcext:value-type="float">
            <text:p>194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4.6" calcext:value-type="float">
            <text:p>194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4.8" calcext:value-type="float">
            <text:p>194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5.2" calcext:value-type="float">
            <text:p>195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5.4" calcext:value-type="float">
            <text:p>195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5.6" calcext:value-type="float">
            <text:p>195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5.8" calcext:value-type="float">
            <text:p>195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6.2" calcext:value-type="float">
            <text:p>196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6.4" calcext:value-type="float">
            <text:p>196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6.6" calcext:value-type="float">
            <text:p>196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6.8" calcext:value-type="float">
            <text:p>196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9000" calcext:value-type="float">
            <text:p>39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7.2" calcext:value-type="float">
            <text:p>197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7.4" calcext:value-type="float">
            <text:p>197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7.6" calcext:value-type="float">
            <text:p>197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7.8" calcext:value-type="float">
            <text:p>197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8.2" calcext:value-type="float">
            <text:p>198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8.4" calcext:value-type="float">
            <text:p>198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8.6" calcext:value-type="float">
            <text:p>198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8000" calcext:value-type="float">
            <text:p>38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8.8" calcext:value-type="float">
            <text:p>198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9.2" calcext:value-type="float">
            <text:p>199,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9.4" calcext:value-type="float">
            <text:p>199,4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9.6" calcext:value-type="float">
            <text:p>199,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199.8" calcext:value-type="float">
            <text:p>199,8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float" office:value="37000" calcext:value-type="float">
            <text:p>37000</text:p>
          </table:table-cell>
          <table:table-cell table:style-name="ce1" office:value-type="float" office:value="0.013" calcext:value-type="float">
            <text:p>0,013</text:p>
          </table:table-cell>
          <table:table-cell table:number-columns-repeated="1017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9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9T13:45:37.133000000</dc:date>
    <dc:creator>Uwe Rother</dc:creator>
    <meta:editing-duration>PT1M35S</meta:editing-duration>
    <meta:editing-cycles>1</meta:editing-cycles>
    <meta:document-statistic meta:table-count="1" meta:cell-count="7007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2cm" svg:height="14.201cm" xlink:href=".." xlink:type="simple" chart:class="chart:scatter" chart:style-name="ch1">
        <chart:legend chart:legend-position="end" svg:x="21.34cm" svg:y="6.546cm" style:legend-expansion="high" chart:style-name="ch2"/>
        <chart:plot-area chart:style-name="ch3" table:cell-range-address="Sheet1.A1:Sheet1.A1001 Sheet1.F1:Sheet1.G1001" chart:data-source-has-labels="row" svg:x="0.463cm" svg:y="0.284cm" svg:width="20.414cm" svg:height="13.633cm">
          <chart:coordinate-region svg:x="1.857cm" svg:y="0.487cm" svg:width="17.9cm" svg:height="12.7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F2:Sheet1.F1001" chart:label-cell-address="Sheet1.F1:Sheet1.F1" chart:class="chart:scatter">
            <chart:domain table:cell-range-address="Sheet1.A2:Sheet1.A1001"/>
            <chart:data-point chart:repeated="1000"/>
          </chart:series>
          <chart:series chart:attached-axis="secondary-y" chart:style-name="ch9" chart:values-cell-range-address="Sheet1.G2:Sheet1.G1001" chart:label-cell-address="Sheet1.G1:Sheet1.G1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C</text:p>
                <draw:g>
                  <svg:desc>Sheet1.F1:Sheet1.F1</svg:desc>
                </draw:g>
              </table:table-cell>
              <table:table-cell office:value-type="string">
                <text:p>R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2:Sheet1.A1001</svg:desc>
                </draw:g>
              </table:table-cell>
              <table:table-cell office:value-type="float" office:value="702000">
                <text:p>702000</text:p>
                <draw:g>
                  <svg:desc>Sheet1.F2:Sheet1.F1001</svg:desc>
                </draw:g>
              </table:table-cell>
              <table:table-cell office:value-type="float" office:value="0.027">
                <text:p>0.027</text:p>
                <draw:g>
                  <svg:desc>Sheet1.G2:Sheet1.G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700000">
                <text:p>7000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700000">
                <text:p>7000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690000">
                <text:p>690000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90000">
                <text:p>69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690000">
                <text:p>69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690000">
                <text:p>69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690000">
                <text:p>69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680000">
                <text:p>68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80000">
                <text:p>6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680000">
                <text:p>6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680000">
                <text:p>68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660000">
                <text:p>6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660000">
                <text:p>66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670000">
                <text:p>67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670000">
                <text:p>6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660000">
                <text:p>66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660000">
                <text:p>6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660000">
                <text:p>66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660000">
                <text:p>6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660000">
                <text:p>66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660000">
                <text:p>66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650000">
                <text:p>6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660000">
                <text:p>6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650000">
                <text:p>6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650000">
                <text:p>65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650000">
                <text:p>6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650000">
                <text:p>6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640000">
                <text:p>64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650000">
                <text:p>6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640000">
                <text:p>64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640000">
                <text:p>6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630000">
                <text:p>6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620000">
                <text:p>6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620000">
                <text:p>6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620000">
                <text:p>6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620000">
                <text:p>6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610000">
                <text:p>61000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620000">
                <text:p>6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610000">
                <text:p>6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600000">
                <text:p>6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590000">
                <text:p>5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580000">
                <text:p>5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580000">
                <text:p>5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80000">
                <text:p>5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580000">
                <text:p>5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560000">
                <text:p>5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570000">
                <text:p>5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560000">
                <text:p>5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560000">
                <text:p>5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560000">
                <text:p>5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540000">
                <text:p>5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540000">
                <text:p>5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540000">
                <text:p>5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40000">
                <text:p>5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550000">
                <text:p>5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520000">
                <text:p>5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530000">
                <text:p>5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520000">
                <text:p>5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520000">
                <text:p>5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520000">
                <text:p>5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500000">
                <text:p>5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500000">
                <text:p>5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510000">
                <text:p>5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500000">
                <text:p>5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480000">
                <text:p>4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490000">
                <text:p>4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2">
                <text:p>36.2</text:p>
              </table:table-cell>
              <table:table-cell office:value-type="float" office:value="480000">
                <text:p>4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4">
                <text:p>36.4</text:p>
              </table:table-cell>
              <table:table-cell office:value-type="float" office:value="470000">
                <text:p>4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">
                <text:p>36.6</text:p>
              </table:table-cell>
              <table:table-cell office:value-type="float" office:value="480000">
                <text:p>4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8">
                <text:p>36.8</text:p>
              </table:table-cell>
              <table:table-cell office:value-type="float" office:value="470000">
                <text:p>4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">
                <text:p>37</text:p>
              </table:table-cell>
              <table:table-cell office:value-type="float" office:value="470000">
                <text:p>4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2">
                <text:p>37.2</text:p>
              </table:table-cell>
              <table:table-cell office:value-type="float" office:value="480000">
                <text:p>4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4">
                <text:p>37.4</text:p>
              </table:table-cell>
              <table:table-cell office:value-type="float" office:value="460000">
                <text:p>4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6">
                <text:p>37.6</text:p>
              </table:table-cell>
              <table:table-cell office:value-type="float" office:value="460000">
                <text:p>4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8">
                <text:p>37.8</text:p>
              </table:table-cell>
              <table:table-cell office:value-type="float" office:value="470000">
                <text:p>4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">
                <text:p>38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2">
                <text:p>38.2</text:p>
              </table:table-cell>
              <table:table-cell office:value-type="float" office:value="460000">
                <text:p>4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4">
                <text:p>38.4</text:p>
              </table:table-cell>
              <table:table-cell office:value-type="float" office:value="470000">
                <text:p>4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6">
                <text:p>38.6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8">
                <text:p>38.8</text:p>
              </table:table-cell>
              <table:table-cell office:value-type="float" office:value="460000">
                <text:p>4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">
                <text:p>39</text:p>
              </table:table-cell>
              <table:table-cell office:value-type="float" office:value="460000">
                <text:p>4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2">
                <text:p>39.2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4">
                <text:p>39.4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6">
                <text:p>39.6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8">
                <text:p>39.8</text:p>
              </table:table-cell>
              <table:table-cell office:value-type="float" office:value="450000">
                <text:p>4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2">
                <text:p>40.2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4">
                <text:p>40.4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6">
                <text:p>40.6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8">
                <text:p>40.8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">
                <text:p>41</text:p>
              </table:table-cell>
              <table:table-cell office:value-type="float" office:value="430000">
                <text:p>4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2">
                <text:p>41.2</text:p>
              </table:table-cell>
              <table:table-cell office:value-type="float" office:value="430000">
                <text:p>4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4">
                <text:p>41.4</text:p>
              </table:table-cell>
              <table:table-cell office:value-type="float" office:value="440000">
                <text:p>4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6">
                <text:p>41.6</text:p>
              </table:table-cell>
              <table:table-cell office:value-type="float" office:value="430000">
                <text:p>4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8">
                <text:p>41.8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">
                <text:p>42</text:p>
              </table:table-cell>
              <table:table-cell office:value-type="float" office:value="430000">
                <text:p>4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2">
                <text:p>42.2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4">
                <text:p>42.4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6">
                <text:p>42.6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8">
                <text:p>42.8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">
                <text:p>43</text:p>
              </table:table-cell>
              <table:table-cell office:value-type="float" office:value="430000">
                <text:p>4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2">
                <text:p>43.2</text:p>
              </table:table-cell>
              <table:table-cell office:value-type="float" office:value="420000">
                <text:p>4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4">
                <text:p>43.4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6">
                <text:p>43.6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8">
                <text:p>43.8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">
                <text:p>44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2">
                <text:p>44.2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4">
                <text:p>44.4</text:p>
              </table:table-cell>
              <table:table-cell office:value-type="float" office:value="400000">
                <text:p>4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6">
                <text:p>44.6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8">
                <text:p>44.8</text:p>
              </table:table-cell>
              <table:table-cell office:value-type="float" office:value="410000">
                <text:p>4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">
                <text:p>45</text:p>
              </table:table-cell>
              <table:table-cell office:value-type="float" office:value="400000">
                <text:p>4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2">
                <text:p>45.2</text:p>
              </table:table-cell>
              <table:table-cell office:value-type="float" office:value="400000">
                <text:p>4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4">
                <text:p>45.4</text:p>
              </table:table-cell>
              <table:table-cell office:value-type="float" office:value="400000">
                <text:p>4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6">
                <text:p>45.6</text:p>
              </table:table-cell>
              <table:table-cell office:value-type="float" office:value="400000">
                <text:p>4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8">
                <text:p>45.8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">
                <text:p>46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2">
                <text:p>46.2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4">
                <text:p>46.4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6">
                <text:p>46.6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8">
                <text:p>46.8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">
                <text:p>47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2">
                <text:p>47.2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4">
                <text:p>47.4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6">
                <text:p>47.6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8">
                <text:p>47.8</text:p>
              </table:table-cell>
              <table:table-cell office:value-type="float" office:value="390000">
                <text:p>3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">
                <text:p>48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2">
                <text:p>48.2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4">
                <text:p>48.4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6">
                <text:p>48.6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8">
                <text:p>48.8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">
                <text:p>49</text:p>
              </table:table-cell>
              <table:table-cell office:value-type="float" office:value="370000">
                <text:p>3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2">
                <text:p>49.2</text:p>
              </table:table-cell>
              <table:table-cell office:value-type="float" office:value="370000">
                <text:p>3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4">
                <text:p>49.4</text:p>
              </table:table-cell>
              <table:table-cell office:value-type="float" office:value="370000">
                <text:p>3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6">
                <text:p>49.6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8">
                <text:p>49.8</text:p>
              </table:table-cell>
              <table:table-cell office:value-type="float" office:value="380000">
                <text:p>3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">
                <text:p>50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2">
                <text:p>50.2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4">
                <text:p>50.4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6">
                <text:p>50.6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8">
                <text:p>50.8</text:p>
              </table:table-cell>
              <table:table-cell office:value-type="float" office:value="370000">
                <text:p>3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">
                <text:p>51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2">
                <text:p>51.2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4">
                <text:p>51.4</text:p>
              </table:table-cell>
              <table:table-cell office:value-type="float" office:value="360000">
                <text:p>36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6">
                <text:p>51.6</text:p>
              </table:table-cell>
              <table:table-cell office:value-type="float" office:value="350000">
                <text:p>3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8">
                <text:p>51.8</text:p>
              </table:table-cell>
              <table:table-cell office:value-type="float" office:value="350000">
                <text:p>3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">
                <text:p>52</text:p>
              </table:table-cell>
              <table:table-cell office:value-type="float" office:value="350000">
                <text:p>3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2">
                <text:p>52.2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4">
                <text:p>52.4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6">
                <text:p>52.6</text:p>
              </table:table-cell>
              <table:table-cell office:value-type="float" office:value="350000">
                <text:p>3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8">
                <text:p>52.8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">
                <text:p>53</text:p>
              </table:table-cell>
              <table:table-cell office:value-type="float" office:value="350000">
                <text:p>3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2">
                <text:p>53.2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4">
                <text:p>53.4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6">
                <text:p>53.6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8">
                <text:p>53.8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">
                <text:p>54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2">
                <text:p>54.2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4">
                <text:p>54.4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6">
                <text:p>54.6</text:p>
              </table:table-cell>
              <table:table-cell office:value-type="float" office:value="340000">
                <text:p>34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8">
                <text:p>54.8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">
                <text:p>55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2">
                <text:p>55.2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4">
                <text:p>55.4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6">
                <text:p>55.6</text:p>
              </table:table-cell>
              <table:table-cell office:value-type="float" office:value="330000">
                <text:p>33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8">
                <text:p>55.8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">
                <text:p>56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2">
                <text:p>56.2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4">
                <text:p>56.4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6">
                <text:p>56.6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8">
                <text:p>56.8</text:p>
              </table:table-cell>
              <table:table-cell office:value-type="float" office:value="320000">
                <text:p>32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">
                <text:p>57</text:p>
              </table:table-cell>
              <table:table-cell office:value-type="float" office:value="310000">
                <text:p>3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2">
                <text:p>57.2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4">
                <text:p>57.4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6">
                <text:p>57.6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8">
                <text:p>57.8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">
                <text:p>58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2">
                <text:p>58.2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4">
                <text:p>58.4</text:p>
              </table:table-cell>
              <table:table-cell office:value-type="float" office:value="310000">
                <text:p>31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">
                <text:p>58.6</text:p>
              </table:table-cell>
              <table:table-cell office:value-type="float" office:value="310000">
                <text:p>3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8">
                <text:p>58.8</text:p>
              </table:table-cell>
              <table:table-cell office:value-type="float" office:value="310000">
                <text:p>3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">
                <text:p>59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2">
                <text:p>59.2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4">
                <text:p>59.4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6">
                <text:p>59.6</text:p>
              </table:table-cell>
              <table:table-cell office:value-type="float" office:value="300000">
                <text:p>3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8">
                <text:p>59.8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300000">
                <text:p>30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2">
                <text:p>60.2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4">
                <text:p>60.4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6">
                <text:p>60.6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8">
                <text:p>60.8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">
                <text:p>61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2">
                <text:p>61.2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4">
                <text:p>61.4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6">
                <text:p>61.6</text:p>
              </table:table-cell>
              <table:table-cell office:value-type="float" office:value="290000">
                <text:p>2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8">
                <text:p>61.8</text:p>
              </table:table-cell>
              <table:table-cell office:value-type="float" office:value="290000">
                <text:p>2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">
                <text:p>62</text:p>
              </table:table-cell>
              <table:table-cell office:value-type="float" office:value="280000">
                <text:p>28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2">
                <text:p>62.2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4">
                <text:p>62.4</text:p>
              </table:table-cell>
              <table:table-cell office:value-type="float" office:value="290000">
                <text:p>29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6">
                <text:p>62.6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">
                <text:p>62.8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">
                <text:p>63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2">
                <text:p>63.2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4">
                <text:p>63.4</text:p>
              </table:table-cell>
              <table:table-cell office:value-type="float" office:value="270000">
                <text:p>27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6">
                <text:p>63.6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8">
                <text:p>63.8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">
                <text:p>64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2">
                <text:p>64.2</text:p>
              </table:table-cell>
              <table:table-cell office:value-type="float" office:value="280000">
                <text:p>2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4">
                <text:p>64.4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6">
                <text:p>64.6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8">
                <text:p>64.8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">
                <text:p>65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2">
                <text:p>65.2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4">
                <text:p>65.4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6">
                <text:p>65.6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8">
                <text:p>65.8</text:p>
              </table:table-cell>
              <table:table-cell office:value-type="float" office:value="270000">
                <text:p>2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">
                <text:p>66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2">
                <text:p>66.2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4">
                <text:p>66.4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6">
                <text:p>66.6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8">
                <text:p>66.8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">
                <text:p>67</text:p>
              </table:table-cell>
              <table:table-cell office:value-type="float" office:value="250000">
                <text:p>250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2">
                <text:p>67.2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4">
                <text:p>67.4</text:p>
              </table:table-cell>
              <table:table-cell office:value-type="float" office:value="260000">
                <text:p>2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6">
                <text:p>67.6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8">
                <text:p>67.8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2">
                <text:p>68.2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4">
                <text:p>68.4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6">
                <text:p>68.6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8">
                <text:p>68.8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">
                <text:p>69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2">
                <text:p>69.2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4">
                <text:p>69.4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6">
                <text:p>69.6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8">
                <text:p>69.8</text:p>
              </table:table-cell>
              <table:table-cell office:value-type="float" office:value="250000">
                <text:p>2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">
                <text:p>70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2">
                <text:p>70.2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4">
                <text:p>70.4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6">
                <text:p>70.6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8">
                <text:p>70.8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2">
                <text:p>71.2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4">
                <text:p>71.4</text:p>
              </table:table-cell>
              <table:table-cell office:value-type="float" office:value="240000">
                <text:p>2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6">
                <text:p>71.6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8">
                <text:p>71.8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">
                <text:p>72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2">
                <text:p>72.2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4">
                <text:p>72.4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6">
                <text:p>72.6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8">
                <text:p>72.8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">
                <text:p>73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2">
                <text:p>73.2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4">
                <text:p>73.4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6">
                <text:p>73.6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8">
                <text:p>73.8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">
                <text:p>74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2">
                <text:p>74.2</text:p>
              </table:table-cell>
              <table:table-cell office:value-type="float" office:value="230000">
                <text:p>2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4">
                <text:p>74.4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6">
                <text:p>74.6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8">
                <text:p>74.8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">
                <text:p>75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2">
                <text:p>75.2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4">
                <text:p>75.4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6">
                <text:p>75.6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8">
                <text:p>75.8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">
                <text:p>76</text:p>
              </table:table-cell>
              <table:table-cell office:value-type="float" office:value="220000">
                <text:p>22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2">
                <text:p>76.2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4">
                <text:p>76.4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6">
                <text:p>76.6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8">
                <text:p>76.8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">
                <text:p>77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2">
                <text:p>77.2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4">
                <text:p>77.4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6">
                <text:p>77.6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8">
                <text:p>77.8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">
                <text:p>78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2">
                <text:p>78.2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4">
                <text:p>78.4</text:p>
              </table:table-cell>
              <table:table-cell office:value-type="float" office:value="210000">
                <text:p>2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6">
                <text:p>78.6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8">
                <text:p>78.8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">
                <text:p>79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2">
                <text:p>79.2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4">
                <text:p>79.4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6">
                <text:p>79.6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8">
                <text:p>79.8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2">
                <text:p>80.2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4">
                <text:p>80.4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6">
                <text:p>80.6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8">
                <text:p>80.8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">
                <text:p>81</text:p>
              </table:table-cell>
              <table:table-cell office:value-type="float" office:value="200000">
                <text:p>20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2">
                <text:p>81.2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4">
                <text:p>81.4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6">
                <text:p>81.6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8">
                <text:p>81.8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">
                <text:p>82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2">
                <text:p>82.2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4">
                <text:p>82.4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6">
                <text:p>82.6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8">
                <text:p>82.8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">
                <text:p>83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2">
                <text:p>83.2</text:p>
              </table:table-cell>
              <table:table-cell office:value-type="float" office:value="180000">
                <text:p>1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4">
                <text:p>83.4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6">
                <text:p>83.6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8">
                <text:p>83.8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">
                <text:p>84</text:p>
              </table:table-cell>
              <table:table-cell office:value-type="float" office:value="190000">
                <text:p>1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2">
                <text:p>84.2</text:p>
              </table:table-cell>
              <table:table-cell office:value-type="float" office:value="180000">
                <text:p>1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4">
                <text:p>84.4</text:p>
              </table:table-cell>
              <table:table-cell office:value-type="float" office:value="179000">
                <text:p>17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6">
                <text:p>84.6</text:p>
              </table:table-cell>
              <table:table-cell office:value-type="float" office:value="181000">
                <text:p>18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8">
                <text:p>84.8</text:p>
              </table:table-cell>
              <table:table-cell office:value-type="float" office:value="182000">
                <text:p>18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">
                <text:p>85</text:p>
              </table:table-cell>
              <table:table-cell office:value-type="float" office:value="178000">
                <text:p>17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2">
                <text:p>85.2</text:p>
              </table:table-cell>
              <table:table-cell office:value-type="float" office:value="180000">
                <text:p>18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4">
                <text:p>85.4</text:p>
              </table:table-cell>
              <table:table-cell office:value-type="float" office:value="176000">
                <text:p>17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6">
                <text:p>85.6</text:p>
              </table:table-cell>
              <table:table-cell office:value-type="float" office:value="178000">
                <text:p>17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8">
                <text:p>85.8</text:p>
              </table:table-cell>
              <table:table-cell office:value-type="float" office:value="176000">
                <text:p>17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174000">
                <text:p>17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2">
                <text:p>86.2</text:p>
              </table:table-cell>
              <table:table-cell office:value-type="float" office:value="177000">
                <text:p>17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4">
                <text:p>86.4</text:p>
              </table:table-cell>
              <table:table-cell office:value-type="float" office:value="175000">
                <text:p>17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6">
                <text:p>86.6</text:p>
              </table:table-cell>
              <table:table-cell office:value-type="float" office:value="174000">
                <text:p>17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8">
                <text:p>86.8</text:p>
              </table:table-cell>
              <table:table-cell office:value-type="float" office:value="175000">
                <text:p>17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">
                <text:p>87</text:p>
              </table:table-cell>
              <table:table-cell office:value-type="float" office:value="172000">
                <text:p>17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2">
                <text:p>87.2</text:p>
              </table:table-cell>
              <table:table-cell office:value-type="float" office:value="174000">
                <text:p>17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4">
                <text:p>87.4</text:p>
              </table:table-cell>
              <table:table-cell office:value-type="float" office:value="171000">
                <text:p>17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6">
                <text:p>87.6</text:p>
              </table:table-cell>
              <table:table-cell office:value-type="float" office:value="172000">
                <text:p>17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8">
                <text:p>87.8</text:p>
              </table:table-cell>
              <table:table-cell office:value-type="float" office:value="170000">
                <text:p>1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">
                <text:p>88</text:p>
              </table:table-cell>
              <table:table-cell office:value-type="float" office:value="171000">
                <text:p>17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2">
                <text:p>88.2</text:p>
              </table:table-cell>
              <table:table-cell office:value-type="float" office:value="169000">
                <text:p>16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4">
                <text:p>88.4</text:p>
              </table:table-cell>
              <table:table-cell office:value-type="float" office:value="169000">
                <text:p>16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6">
                <text:p>88.6</text:p>
              </table:table-cell>
              <table:table-cell office:value-type="float" office:value="170000">
                <text:p>1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8">
                <text:p>88.8</text:p>
              </table:table-cell>
              <table:table-cell office:value-type="float" office:value="170000">
                <text:p>17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">
                <text:p>89</text:p>
              </table:table-cell>
              <table:table-cell office:value-type="float" office:value="167000">
                <text:p>16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2">
                <text:p>89.2</text:p>
              </table:table-cell>
              <table:table-cell office:value-type="float" office:value="169000">
                <text:p>16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4">
                <text:p>89.4</text:p>
              </table:table-cell>
              <table:table-cell office:value-type="float" office:value="166000">
                <text:p>16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6">
                <text:p>89.6</text:p>
              </table:table-cell>
              <table:table-cell office:value-type="float" office:value="167000">
                <text:p>16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8">
                <text:p>89.8</text:p>
              </table:table-cell>
              <table:table-cell office:value-type="float" office:value="164000">
                <text:p>16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">
                <text:p>90</text:p>
              </table:table-cell>
              <table:table-cell office:value-type="float" office:value="165000">
                <text:p>16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2">
                <text:p>90.2</text:p>
              </table:table-cell>
              <table:table-cell office:value-type="float" office:value="163000">
                <text:p>16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4">
                <text:p>90.4</text:p>
              </table:table-cell>
              <table:table-cell office:value-type="float" office:value="161000">
                <text:p>16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6">
                <text:p>90.6</text:p>
              </table:table-cell>
              <table:table-cell office:value-type="float" office:value="163000">
                <text:p>16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8">
                <text:p>90.8</text:p>
              </table:table-cell>
              <table:table-cell office:value-type="float" office:value="159000">
                <text:p>15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">
                <text:p>91</text:p>
              </table:table-cell>
              <table:table-cell office:value-type="float" office:value="160000">
                <text:p>16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2">
                <text:p>91.2</text:p>
              </table:table-cell>
              <table:table-cell office:value-type="float" office:value="161000">
                <text:p>16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4">
                <text:p>91.4</text:p>
              </table:table-cell>
              <table:table-cell office:value-type="float" office:value="158000">
                <text:p>15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6">
                <text:p>91.6</text:p>
              </table:table-cell>
              <table:table-cell office:value-type="float" office:value="161000">
                <text:p>16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8">
                <text:p>91.8</text:p>
              </table:table-cell>
              <table:table-cell office:value-type="float" office:value="158000">
                <text:p>15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">
                <text:p>92</text:p>
              </table:table-cell>
              <table:table-cell office:value-type="float" office:value="157000">
                <text:p>15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2">
                <text:p>92.2</text:p>
              </table:table-cell>
              <table:table-cell office:value-type="float" office:value="158000">
                <text:p>15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4">
                <text:p>92.4</text:p>
              </table:table-cell>
              <table:table-cell office:value-type="float" office:value="157000">
                <text:p>15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6">
                <text:p>92.6</text:p>
              </table:table-cell>
              <table:table-cell office:value-type="float" office:value="156000">
                <text:p>15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8">
                <text:p>92.8</text:p>
              </table:table-cell>
              <table:table-cell office:value-type="float" office:value="156000">
                <text:p>15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">
                <text:p>93</text:p>
              </table:table-cell>
              <table:table-cell office:value-type="float" office:value="154000">
                <text:p>15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2">
                <text:p>93.2</text:p>
              </table:table-cell>
              <table:table-cell office:value-type="float" office:value="153000">
                <text:p>15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4">
                <text:p>93.4</text:p>
              </table:table-cell>
              <table:table-cell office:value-type="float" office:value="155000">
                <text:p>15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6">
                <text:p>93.6</text:p>
              </table:table-cell>
              <table:table-cell office:value-type="float" office:value="152000">
                <text:p>15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8">
                <text:p>93.8</text:p>
              </table:table-cell>
              <table:table-cell office:value-type="float" office:value="154000">
                <text:p>15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">
                <text:p>94</text:p>
              </table:table-cell>
              <table:table-cell office:value-type="float" office:value="151000">
                <text:p>15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2">
                <text:p>94.2</text:p>
              </table:table-cell>
              <table:table-cell office:value-type="float" office:value="151000">
                <text:p>15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4">
                <text:p>94.4</text:p>
              </table:table-cell>
              <table:table-cell office:value-type="float" office:value="150000">
                <text:p>15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6">
                <text:p>94.6</text:p>
              </table:table-cell>
              <table:table-cell office:value-type="float" office:value="151000">
                <text:p>15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8">
                <text:p>94.8</text:p>
              </table:table-cell>
              <table:table-cell office:value-type="float" office:value="151000">
                <text:p>15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">
                <text:p>95</text:p>
              </table:table-cell>
              <table:table-cell office:value-type="float" office:value="152000">
                <text:p>15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2">
                <text:p>95.2</text:p>
              </table:table-cell>
              <table:table-cell office:value-type="float" office:value="151000">
                <text:p>15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4">
                <text:p>95.4</text:p>
              </table:table-cell>
              <table:table-cell office:value-type="float" office:value="149000">
                <text:p>14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6">
                <text:p>95.6</text:p>
              </table:table-cell>
              <table:table-cell office:value-type="float" office:value="149000">
                <text:p>14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8">
                <text:p>95.8</text:p>
              </table:table-cell>
              <table:table-cell office:value-type="float" office:value="146000">
                <text:p>14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">
                <text:p>96</text:p>
              </table:table-cell>
              <table:table-cell office:value-type="float" office:value="146000">
                <text:p>14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2">
                <text:p>96.2</text:p>
              </table:table-cell>
              <table:table-cell office:value-type="float" office:value="147000">
                <text:p>14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4">
                <text:p>96.4</text:p>
              </table:table-cell>
              <table:table-cell office:value-type="float" office:value="147000">
                <text:p>14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6">
                <text:p>96.6</text:p>
              </table:table-cell>
              <table:table-cell office:value-type="float" office:value="147000">
                <text:p>14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8">
                <text:p>96.8</text:p>
              </table:table-cell>
              <table:table-cell office:value-type="float" office:value="145000">
                <text:p>14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">
                <text:p>97</text:p>
              </table:table-cell>
              <table:table-cell office:value-type="float" office:value="144000">
                <text:p>14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2">
                <text:p>97.2</text:p>
              </table:table-cell>
              <table:table-cell office:value-type="float" office:value="143000">
                <text:p>14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4">
                <text:p>97.4</text:p>
              </table:table-cell>
              <table:table-cell office:value-type="float" office:value="143000">
                <text:p>14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6">
                <text:p>97.6</text:p>
              </table:table-cell>
              <table:table-cell office:value-type="float" office:value="142000">
                <text:p>14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8">
                <text:p>97.8</text:p>
              </table:table-cell>
              <table:table-cell office:value-type="float" office:value="144000">
                <text:p>14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144000">
                <text:p>14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2">
                <text:p>98.2</text:p>
              </table:table-cell>
              <table:table-cell office:value-type="float" office:value="144000">
                <text:p>14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4">
                <text:p>98.4</text:p>
              </table:table-cell>
              <table:table-cell office:value-type="float" office:value="144000">
                <text:p>14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6">
                <text:p>98.6</text:p>
              </table:table-cell>
              <table:table-cell office:value-type="float" office:value="140000">
                <text:p>1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8">
                <text:p>98.8</text:p>
              </table:table-cell>
              <table:table-cell office:value-type="float" office:value="143000">
                <text:p>14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">
                <text:p>99</text:p>
              </table:table-cell>
              <table:table-cell office:value-type="float" office:value="140000">
                <text:p>1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2">
                <text:p>99.2</text:p>
              </table:table-cell>
              <table:table-cell office:value-type="float" office:value="140000">
                <text:p>14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4">
                <text:p>99.4</text:p>
              </table:table-cell>
              <table:table-cell office:value-type="float" office:value="139000">
                <text:p>13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6">
                <text:p>99.6</text:p>
              </table:table-cell>
              <table:table-cell office:value-type="float" office:value="137000">
                <text:p>13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8">
                <text:p>99.8</text:p>
              </table:table-cell>
              <table:table-cell office:value-type="float" office:value="139000">
                <text:p>13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138000">
                <text:p>13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.2">
                <text:p>100.2</text:p>
              </table:table-cell>
              <table:table-cell office:value-type="float" office:value="137000">
                <text:p>13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.4">
                <text:p>100.4</text:p>
              </table:table-cell>
              <table:table-cell office:value-type="float" office:value="137000">
                <text:p>13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.6">
                <text:p>100.6</text:p>
              </table:table-cell>
              <table:table-cell office:value-type="float" office:value="136000">
                <text:p>13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.8">
                <text:p>100.8</text:p>
              </table:table-cell>
              <table:table-cell office:value-type="float" office:value="137000">
                <text:p>13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1">
                <text:p>101</text:p>
              </table:table-cell>
              <table:table-cell office:value-type="float" office:value="134000">
                <text:p>13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.2">
                <text:p>101.2</text:p>
              </table:table-cell>
              <table:table-cell office:value-type="float" office:value="136000">
                <text:p>13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.4">
                <text:p>101.4</text:p>
              </table:table-cell>
              <table:table-cell office:value-type="float" office:value="132000">
                <text:p>13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.6">
                <text:p>101.6</text:p>
              </table:table-cell>
              <table:table-cell office:value-type="float" office:value="134000">
                <text:p>13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.8">
                <text:p>101.8</text:p>
              </table:table-cell>
              <table:table-cell office:value-type="float" office:value="133000">
                <text:p>13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">
                <text:p>102</text:p>
              </table:table-cell>
              <table:table-cell office:value-type="float" office:value="133000">
                <text:p>13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.2">
                <text:p>102.2</text:p>
              </table:table-cell>
              <table:table-cell office:value-type="float" office:value="133000">
                <text:p>13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.4">
                <text:p>102.4</text:p>
              </table:table-cell>
              <table:table-cell office:value-type="float" office:value="130000">
                <text:p>1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.6">
                <text:p>102.6</text:p>
              </table:table-cell>
              <table:table-cell office:value-type="float" office:value="129000">
                <text:p>12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.8">
                <text:p>102.8</text:p>
              </table:table-cell>
              <table:table-cell office:value-type="float" office:value="131000">
                <text:p>13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3">
                <text:p>103</text:p>
              </table:table-cell>
              <table:table-cell office:value-type="float" office:value="131000">
                <text:p>13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.2">
                <text:p>103.2</text:p>
              </table:table-cell>
              <table:table-cell office:value-type="float" office:value="130000">
                <text:p>13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.4">
                <text:p>103.4</text:p>
              </table:table-cell>
              <table:table-cell office:value-type="float" office:value="128000">
                <text:p>12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.6">
                <text:p>103.6</text:p>
              </table:table-cell>
              <table:table-cell office:value-type="float" office:value="128000">
                <text:p>12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.8">
                <text:p>103.8</text:p>
              </table:table-cell>
              <table:table-cell office:value-type="float" office:value="129000">
                <text:p>12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4">
                <text:p>104</text:p>
              </table:table-cell>
              <table:table-cell office:value-type="float" office:value="129000">
                <text:p>12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.2">
                <text:p>104.2</text:p>
              </table:table-cell>
              <table:table-cell office:value-type="float" office:value="128000">
                <text:p>12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.4">
                <text:p>104.4</text:p>
              </table:table-cell>
              <table:table-cell office:value-type="float" office:value="127000">
                <text:p>12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.6">
                <text:p>104.6</text:p>
              </table:table-cell>
              <table:table-cell office:value-type="float" office:value="126000">
                <text:p>12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.8">
                <text:p>104.8</text:p>
              </table:table-cell>
              <table:table-cell office:value-type="float" office:value="128000">
                <text:p>12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5">
                <text:p>105</text:p>
              </table:table-cell>
              <table:table-cell office:value-type="float" office:value="128000">
                <text:p>12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.2">
                <text:p>105.2</text:p>
              </table:table-cell>
              <table:table-cell office:value-type="float" office:value="126000">
                <text:p>12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.4">
                <text:p>105.4</text:p>
              </table:table-cell>
              <table:table-cell office:value-type="float" office:value="126000">
                <text:p>12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.6">
                <text:p>105.6</text:p>
              </table:table-cell>
              <table:table-cell office:value-type="float" office:value="126000">
                <text:p>12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.8">
                <text:p>105.8</text:p>
              </table:table-cell>
              <table:table-cell office:value-type="float" office:value="123000">
                <text:p>12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6">
                <text:p>106</text:p>
              </table:table-cell>
              <table:table-cell office:value-type="float" office:value="124000">
                <text:p>12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.2">
                <text:p>106.2</text:p>
              </table:table-cell>
              <table:table-cell office:value-type="float" office:value="125000">
                <text:p>12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.4">
                <text:p>106.4</text:p>
              </table:table-cell>
              <table:table-cell office:value-type="float" office:value="124000">
                <text:p>12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6">
                <text:p>106.6</text:p>
              </table:table-cell>
              <table:table-cell office:value-type="float" office:value="123000">
                <text:p>12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.8">
                <text:p>106.8</text:p>
              </table:table-cell>
              <table:table-cell office:value-type="float" office:value="124000">
                <text:p>12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123000">
                <text:p>12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.2">
                <text:p>107.2</text:p>
              </table:table-cell>
              <table:table-cell office:value-type="float" office:value="121000">
                <text:p>12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.4">
                <text:p>107.4</text:p>
              </table:table-cell>
              <table:table-cell office:value-type="float" office:value="122000">
                <text:p>12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.6">
                <text:p>107.6</text:p>
              </table:table-cell>
              <table:table-cell office:value-type="float" office:value="122000">
                <text:p>12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.8">
                <text:p>107.8</text:p>
              </table:table-cell>
              <table:table-cell office:value-type="float" office:value="121000">
                <text:p>12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8">
                <text:p>108</text:p>
              </table:table-cell>
              <table:table-cell office:value-type="float" office:value="119000">
                <text:p>11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.2">
                <text:p>108.2</text:p>
              </table:table-cell>
              <table:table-cell office:value-type="float" office:value="119000">
                <text:p>11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.4">
                <text:p>108.4</text:p>
              </table:table-cell>
              <table:table-cell office:value-type="float" office:value="122000">
                <text:p>12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.6">
                <text:p>108.6</text:p>
              </table:table-cell>
              <table:table-cell office:value-type="float" office:value="120000">
                <text:p>12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.8">
                <text:p>108.8</text:p>
              </table:table-cell>
              <table:table-cell office:value-type="float" office:value="119000">
                <text:p>11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9">
                <text:p>109</text:p>
              </table:table-cell>
              <table:table-cell office:value-type="float" office:value="118000">
                <text:p>11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.2">
                <text:p>109.2</text:p>
              </table:table-cell>
              <table:table-cell office:value-type="float" office:value="119000">
                <text:p>11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.4">
                <text:p>109.4</text:p>
              </table:table-cell>
              <table:table-cell office:value-type="float" office:value="117000">
                <text:p>11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.6">
                <text:p>109.6</text:p>
              </table:table-cell>
              <table:table-cell office:value-type="float" office:value="116000">
                <text:p>11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.8">
                <text:p>109.8</text:p>
              </table:table-cell>
              <table:table-cell office:value-type="float" office:value="117000">
                <text:p>11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0">
                <text:p>110</text:p>
              </table:table-cell>
              <table:table-cell office:value-type="float" office:value="116000">
                <text:p>11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.2">
                <text:p>110.2</text:p>
              </table:table-cell>
              <table:table-cell office:value-type="float" office:value="116000">
                <text:p>11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.4">
                <text:p>110.4</text:p>
              </table:table-cell>
              <table:table-cell office:value-type="float" office:value="117000">
                <text:p>11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.6">
                <text:p>110.6</text:p>
              </table:table-cell>
              <table:table-cell office:value-type="float" office:value="116000">
                <text:p>11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.8">
                <text:p>110.8</text:p>
              </table:table-cell>
              <table:table-cell office:value-type="float" office:value="116000">
                <text:p>11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1">
                <text:p>111</text:p>
              </table:table-cell>
              <table:table-cell office:value-type="float" office:value="114000">
                <text:p>11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.2">
                <text:p>111.2</text:p>
              </table:table-cell>
              <table:table-cell office:value-type="float" office:value="114000">
                <text:p>11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.4">
                <text:p>111.4</text:p>
              </table:table-cell>
              <table:table-cell office:value-type="float" office:value="112000">
                <text:p>11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.6">
                <text:p>111.6</text:p>
              </table:table-cell>
              <table:table-cell office:value-type="float" office:value="113000">
                <text:p>11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.8">
                <text:p>111.8</text:p>
              </table:table-cell>
              <table:table-cell office:value-type="float" office:value="112000">
                <text:p>11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2">
                <text:p>112</text:p>
              </table:table-cell>
              <table:table-cell office:value-type="float" office:value="113000">
                <text:p>11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.2">
                <text:p>112.2</text:p>
              </table:table-cell>
              <table:table-cell office:value-type="float" office:value="113000">
                <text:p>11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.4">
                <text:p>112.4</text:p>
              </table:table-cell>
              <table:table-cell office:value-type="float" office:value="113000">
                <text:p>11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.6">
                <text:p>112.6</text:p>
              </table:table-cell>
              <table:table-cell office:value-type="float" office:value="113000">
                <text:p>11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.8">
                <text:p>112.8</text:p>
              </table:table-cell>
              <table:table-cell office:value-type="float" office:value="111000">
                <text:p>11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3">
                <text:p>113</text:p>
              </table:table-cell>
              <table:table-cell office:value-type="float" office:value="110000">
                <text:p>1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.2">
                <text:p>113.2</text:p>
              </table:table-cell>
              <table:table-cell office:value-type="float" office:value="111000">
                <text:p>11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.4">
                <text:p>113.4</text:p>
              </table:table-cell>
              <table:table-cell office:value-type="float" office:value="110000">
                <text:p>11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.6">
                <text:p>113.6</text:p>
              </table:table-cell>
              <table:table-cell office:value-type="float" office:value="111000">
                <text:p>11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.8">
                <text:p>113.8</text:p>
              </table:table-cell>
              <table:table-cell office:value-type="float" office:value="110000">
                <text:p>11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4">
                <text:p>114</text:p>
              </table:table-cell>
              <table:table-cell office:value-type="float" office:value="110000">
                <text:p>11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.2">
                <text:p>114.2</text:p>
              </table:table-cell>
              <table:table-cell office:value-type="float" office:value="108000">
                <text:p>10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.4">
                <text:p>114.4</text:p>
              </table:table-cell>
              <table:table-cell office:value-type="float" office:value="108000">
                <text:p>10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.6">
                <text:p>114.6</text:p>
              </table:table-cell>
              <table:table-cell office:value-type="float" office:value="108000">
                <text:p>10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.8">
                <text:p>114.8</text:p>
              </table:table-cell>
              <table:table-cell office:value-type="float" office:value="109000">
                <text:p>10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5">
                <text:p>115</text:p>
              </table:table-cell>
              <table:table-cell office:value-type="float" office:value="107000">
                <text:p>10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2">
                <text:p>115.2</text:p>
              </table:table-cell>
              <table:table-cell office:value-type="float" office:value="107000">
                <text:p>10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.4">
                <text:p>115.4</text:p>
              </table:table-cell>
              <table:table-cell office:value-type="float" office:value="107000">
                <text:p>10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.6">
                <text:p>115.6</text:p>
              </table:table-cell>
              <table:table-cell office:value-type="float" office:value="107000">
                <text:p>107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.8">
                <text:p>115.8</text:p>
              </table:table-cell>
              <table:table-cell office:value-type="float" office:value="106000">
                <text:p>10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6">
                <text:p>116</text:p>
              </table:table-cell>
              <table:table-cell office:value-type="float" office:value="106000">
                <text:p>10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.2">
                <text:p>116.2</text:p>
              </table:table-cell>
              <table:table-cell office:value-type="float" office:value="106000">
                <text:p>106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.4">
                <text:p>116.4</text:p>
              </table:table-cell>
              <table:table-cell office:value-type="float" office:value="105000">
                <text:p>10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.6">
                <text:p>116.6</text:p>
              </table:table-cell>
              <table:table-cell office:value-type="float" office:value="103000">
                <text:p>103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.8">
                <text:p>116.8</text:p>
              </table:table-cell>
              <table:table-cell office:value-type="float" office:value="105000">
                <text:p>10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7">
                <text:p>117</text:p>
              </table:table-cell>
              <table:table-cell office:value-type="float" office:value="105000">
                <text:p>10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.2">
                <text:p>117.2</text:p>
              </table:table-cell>
              <table:table-cell office:value-type="float" office:value="105000">
                <text:p>10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4">
                <text:p>117.4</text:p>
              </table:table-cell>
              <table:table-cell office:value-type="float" office:value="104000">
                <text:p>10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.6">
                <text:p>117.6</text:p>
              </table:table-cell>
              <table:table-cell office:value-type="float" office:value="103000">
                <text:p>10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.8">
                <text:p>117.8</text:p>
              </table:table-cell>
              <table:table-cell office:value-type="float" office:value="103000">
                <text:p>10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">
                <text:p>118</text:p>
              </table:table-cell>
              <table:table-cell office:value-type="float" office:value="104000">
                <text:p>10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.2">
                <text:p>118.2</text:p>
              </table:table-cell>
              <table:table-cell office:value-type="float" office:value="103000">
                <text:p>10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.4">
                <text:p>118.4</text:p>
              </table:table-cell>
              <table:table-cell office:value-type="float" office:value="102000">
                <text:p>10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.6">
                <text:p>118.6</text:p>
              </table:table-cell>
              <table:table-cell office:value-type="float" office:value="101000">
                <text:p>10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.8">
                <text:p>118.8</text:p>
              </table:table-cell>
              <table:table-cell office:value-type="float" office:value="102000">
                <text:p>10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9">
                <text:p>119</text:p>
              </table:table-cell>
              <table:table-cell office:value-type="float" office:value="100000">
                <text:p>10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.2">
                <text:p>119.2</text:p>
              </table:table-cell>
              <table:table-cell office:value-type="float" office:value="100000">
                <text:p>10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.4">
                <text:p>119.4</text:p>
              </table:table-cell>
              <table:table-cell office:value-type="float" office:value="101000">
                <text:p>10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.6">
                <text:p>119.6</text:p>
              </table:table-cell>
              <table:table-cell office:value-type="float" office:value="101000">
                <text:p>101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.8">
                <text:p>119.8</text:p>
              </table:table-cell>
              <table:table-cell office:value-type="float" office:value="101000">
                <text:p>10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100000">
                <text:p>10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.2">
                <text:p>120.2</text:p>
              </table:table-cell>
              <table:table-cell office:value-type="float" office:value="99000">
                <text:p>99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.4">
                <text:p>120.4</text:p>
              </table:table-cell>
              <table:table-cell office:value-type="float" office:value="99000">
                <text:p>9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.6">
                <text:p>120.6</text:p>
              </table:table-cell>
              <table:table-cell office:value-type="float" office:value="98000">
                <text:p>9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.8">
                <text:p>120.8</text:p>
              </table:table-cell>
              <table:table-cell office:value-type="float" office:value="98000">
                <text:p>9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1">
                <text:p>121</text:p>
              </table:table-cell>
              <table:table-cell office:value-type="float" office:value="98000">
                <text:p>9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.2">
                <text:p>121.2</text:p>
              </table:table-cell>
              <table:table-cell office:value-type="float" office:value="97000">
                <text:p>9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.4">
                <text:p>121.4</text:p>
              </table:table-cell>
              <table:table-cell office:value-type="float" office:value="97000">
                <text:p>9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.6">
                <text:p>121.6</text:p>
              </table:table-cell>
              <table:table-cell office:value-type="float" office:value="98000">
                <text:p>9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.8">
                <text:p>121.8</text:p>
              </table:table-cell>
              <table:table-cell office:value-type="float" office:value="96000">
                <text:p>9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2">
                <text:p>122</text:p>
              </table:table-cell>
              <table:table-cell office:value-type="float" office:value="96000">
                <text:p>9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.2">
                <text:p>122.2</text:p>
              </table:table-cell>
              <table:table-cell office:value-type="float" office:value="97000">
                <text:p>9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.4">
                <text:p>122.4</text:p>
              </table:table-cell>
              <table:table-cell office:value-type="float" office:value="96000">
                <text:p>9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.6">
                <text:p>122.6</text:p>
              </table:table-cell>
              <table:table-cell office:value-type="float" office:value="96000">
                <text:p>9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.8">
                <text:p>122.8</text:p>
              </table:table-cell>
              <table:table-cell office:value-type="float" office:value="94000">
                <text:p>9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3">
                <text:p>123</text:p>
              </table:table-cell>
              <table:table-cell office:value-type="float" office:value="96000">
                <text:p>9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.2">
                <text:p>123.2</text:p>
              </table:table-cell>
              <table:table-cell office:value-type="float" office:value="94000">
                <text:p>9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.4">
                <text:p>123.4</text:p>
              </table:table-cell>
              <table:table-cell office:value-type="float" office:value="95000">
                <text:p>9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.6">
                <text:p>123.6</text:p>
              </table:table-cell>
              <table:table-cell office:value-type="float" office:value="95000">
                <text:p>9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.8">
                <text:p>123.8</text:p>
              </table:table-cell>
              <table:table-cell office:value-type="float" office:value="93000">
                <text:p>9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4">
                <text:p>124</text:p>
              </table:table-cell>
              <table:table-cell office:value-type="float" office:value="93000">
                <text:p>9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.2">
                <text:p>124.2</text:p>
              </table:table-cell>
              <table:table-cell office:value-type="float" office:value="94000">
                <text:p>94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.4">
                <text:p>124.4</text:p>
              </table:table-cell>
              <table:table-cell office:value-type="float" office:value="95000">
                <text:p>9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.6">
                <text:p>124.6</text:p>
              </table:table-cell>
              <table:table-cell office:value-type="float" office:value="93000">
                <text:p>9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.8">
                <text:p>124.8</text:p>
              </table:table-cell>
              <table:table-cell office:value-type="float" office:value="92000">
                <text:p>9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5">
                <text:p>125</text:p>
              </table:table-cell>
              <table:table-cell office:value-type="float" office:value="93000">
                <text:p>9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.2">
                <text:p>125.2</text:p>
              </table:table-cell>
              <table:table-cell office:value-type="float" office:value="92000">
                <text:p>92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.4">
                <text:p>125.4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.6">
                <text:p>125.6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.8">
                <text:p>125.8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">
                <text:p>126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.2">
                <text:p>126.2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.4">
                <text:p>126.4</text:p>
              </table:table-cell>
              <table:table-cell office:value-type="float" office:value="90000">
                <text:p>9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.6">
                <text:p>126.6</text:p>
              </table:table-cell>
              <table:table-cell office:value-type="float" office:value="90000">
                <text:p>90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.8">
                <text:p>126.8</text:p>
              </table:table-cell>
              <table:table-cell office:value-type="float" office:value="91000">
                <text:p>9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7">
                <text:p>127</text:p>
              </table:table-cell>
              <table:table-cell office:value-type="float" office:value="89000">
                <text:p>8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.2">
                <text:p>127.2</text:p>
              </table:table-cell>
              <table:table-cell office:value-type="float" office:value="88000">
                <text:p>8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.4">
                <text:p>127.4</text:p>
              </table:table-cell>
              <table:table-cell office:value-type="float" office:value="90000">
                <text:p>9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.6">
                <text:p>127.6</text:p>
              </table:table-cell>
              <table:table-cell office:value-type="float" office:value="89000">
                <text:p>8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.8">
                <text:p>127.8</text:p>
              </table:table-cell>
              <table:table-cell office:value-type="float" office:value="88000">
                <text:p>8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8">
                <text:p>128</text:p>
              </table:table-cell>
              <table:table-cell office:value-type="float" office:value="89000">
                <text:p>8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.2">
                <text:p>128.2</text:p>
              </table:table-cell>
              <table:table-cell office:value-type="float" office:value="89000">
                <text:p>8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.4">
                <text:p>128.4</text:p>
              </table:table-cell>
              <table:table-cell office:value-type="float" office:value="88000">
                <text:p>8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.6">
                <text:p>128.6</text:p>
              </table:table-cell>
              <table:table-cell office:value-type="float" office:value="88000">
                <text:p>88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.8">
                <text:p>128.8</text:p>
              </table:table-cell>
              <table:table-cell office:value-type="float" office:value="88000">
                <text:p>8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9">
                <text:p>129</text:p>
              </table:table-cell>
              <table:table-cell office:value-type="float" office:value="87000">
                <text:p>8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.2">
                <text:p>129.2</text:p>
              </table:table-cell>
              <table:table-cell office:value-type="float" office:value="88000">
                <text:p>8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.4">
                <text:p>129.4</text:p>
              </table:table-cell>
              <table:table-cell office:value-type="float" office:value="87000">
                <text:p>8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.6">
                <text:p>129.6</text:p>
              </table:table-cell>
              <table:table-cell office:value-type="float" office:value="86000">
                <text:p>8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.8">
                <text:p>129.8</text:p>
              </table:table-cell>
              <table:table-cell office:value-type="float" office:value="87000">
                <text:p>8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0">
                <text:p>130</text:p>
              </table:table-cell>
              <table:table-cell office:value-type="float" office:value="86000">
                <text:p>8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.2">
                <text:p>130.2</text:p>
              </table:table-cell>
              <table:table-cell office:value-type="float" office:value="85000">
                <text:p>8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.4">
                <text:p>130.4</text:p>
              </table:table-cell>
              <table:table-cell office:value-type="float" office:value="85000">
                <text:p>8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.6">
                <text:p>130.6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.8">
                <text:p>130.8</text:p>
              </table:table-cell>
              <table:table-cell office:value-type="float" office:value="85000">
                <text:p>8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1">
                <text:p>131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.2">
                <text:p>131.2</text:p>
              </table:table-cell>
              <table:table-cell office:value-type="float" office:value="85000">
                <text:p>8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.4">
                <text:p>131.4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.6">
                <text:p>131.6</text:p>
              </table:table-cell>
              <table:table-cell office:value-type="float" office:value="85000">
                <text:p>8500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.8">
                <text:p>131.8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2">
                <text:p>132</text:p>
              </table:table-cell>
              <table:table-cell office:value-type="float" office:value="83000">
                <text:p>8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.2">
                <text:p>132.2</text:p>
              </table:table-cell>
              <table:table-cell office:value-type="float" office:value="83000">
                <text:p>8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.4">
                <text:p>132.4</text:p>
              </table:table-cell>
              <table:table-cell office:value-type="float" office:value="83000">
                <text:p>8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.6">
                <text:p>132.6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.8">
                <text:p>132.8</text:p>
              </table:table-cell>
              <table:table-cell office:value-type="float" office:value="84000">
                <text:p>8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3">
                <text:p>133</text:p>
              </table:table-cell>
              <table:table-cell office:value-type="float" office:value="82000">
                <text:p>8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.2">
                <text:p>133.2</text:p>
              </table:table-cell>
              <table:table-cell office:value-type="float" office:value="82000">
                <text:p>8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.4">
                <text:p>133.4</text:p>
              </table:table-cell>
              <table:table-cell office:value-type="float" office:value="82000">
                <text:p>8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.6">
                <text:p>133.6</text:p>
              </table:table-cell>
              <table:table-cell office:value-type="float" office:value="82000">
                <text:p>8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.8">
                <text:p>133.8</text:p>
              </table:table-cell>
              <table:table-cell office:value-type="float" office:value="82000">
                <text:p>8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">
                <text:p>134</text:p>
              </table:table-cell>
              <table:table-cell office:value-type="float" office:value="81000">
                <text:p>8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.2">
                <text:p>134.2</text:p>
              </table:table-cell>
              <table:table-cell office:value-type="float" office:value="81000">
                <text:p>8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.4">
                <text:p>134.4</text:p>
              </table:table-cell>
              <table:table-cell office:value-type="float" office:value="81000">
                <text:p>8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.6">
                <text:p>134.6</text:p>
              </table:table-cell>
              <table:table-cell office:value-type="float" office:value="80000">
                <text:p>8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.8">
                <text:p>134.8</text:p>
              </table:table-cell>
              <table:table-cell office:value-type="float" office:value="80000">
                <text:p>8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5">
                <text:p>135</text:p>
              </table:table-cell>
              <table:table-cell office:value-type="float" office:value="81000">
                <text:p>8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.2">
                <text:p>135.2</text:p>
              </table:table-cell>
              <table:table-cell office:value-type="float" office:value="80000">
                <text:p>8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.4">
                <text:p>135.4</text:p>
              </table:table-cell>
              <table:table-cell office:value-type="float" office:value="79000">
                <text:p>7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.6">
                <text:p>135.6</text:p>
              </table:table-cell>
              <table:table-cell office:value-type="float" office:value="80000">
                <text:p>8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.8">
                <text:p>135.8</text:p>
              </table:table-cell>
              <table:table-cell office:value-type="float" office:value="79000">
                <text:p>7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6">
                <text:p>136</text:p>
              </table:table-cell>
              <table:table-cell office:value-type="float" office:value="79000">
                <text:p>7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.2">
                <text:p>136.2</text:p>
              </table:table-cell>
              <table:table-cell office:value-type="float" office:value="79000">
                <text:p>7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.4">
                <text:p>136.4</text:p>
              </table:table-cell>
              <table:table-cell office:value-type="float" office:value="79000">
                <text:p>7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.6">
                <text:p>136.6</text:p>
              </table:table-cell>
              <table:table-cell office:value-type="float" office:value="78000">
                <text:p>7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.8">
                <text:p>136.8</text:p>
              </table:table-cell>
              <table:table-cell office:value-type="float" office:value="78000">
                <text:p>7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7">
                <text:p>137</text:p>
              </table:table-cell>
              <table:table-cell office:value-type="float" office:value="78000">
                <text:p>7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.2">
                <text:p>137.2</text:p>
              </table:table-cell>
              <table:table-cell office:value-type="float" office:value="77000">
                <text:p>7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.4">
                <text:p>137.4</text:p>
              </table:table-cell>
              <table:table-cell office:value-type="float" office:value="78000">
                <text:p>7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.6">
                <text:p>137.6</text:p>
              </table:table-cell>
              <table:table-cell office:value-type="float" office:value="78000">
                <text:p>7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.8">
                <text:p>137.8</text:p>
              </table:table-cell>
              <table:table-cell office:value-type="float" office:value="77000">
                <text:p>7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">
                <text:p>138</text:p>
              </table:table-cell>
              <table:table-cell office:value-type="float" office:value="77000">
                <text:p>7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.2">
                <text:p>138.2</text:p>
              </table:table-cell>
              <table:table-cell office:value-type="float" office:value="77000">
                <text:p>7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.4">
                <text:p>138.4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.6">
                <text:p>138.6</text:p>
              </table:table-cell>
              <table:table-cell office:value-type="float" office:value="77000">
                <text:p>7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.8">
                <text:p>138.8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9">
                <text:p>139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.2">
                <text:p>139.2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.4">
                <text:p>139.4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.6">
                <text:p>139.6</text:p>
              </table:table-cell>
              <table:table-cell office:value-type="float" office:value="76000">
                <text:p>7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.8">
                <text:p>139.8</text:p>
              </table:table-cell>
              <table:table-cell office:value-type="float" office:value="75000">
                <text:p>7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75000">
                <text:p>7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.2">
                <text:p>140.2</text:p>
              </table:table-cell>
              <table:table-cell office:value-type="float" office:value="75000">
                <text:p>7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.4">
                <text:p>140.4</text:p>
              </table:table-cell>
              <table:table-cell office:value-type="float" office:value="75000">
                <text:p>7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.6">
                <text:p>140.6</text:p>
              </table:table-cell>
              <table:table-cell office:value-type="float" office:value="74000">
                <text:p>7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.8">
                <text:p>140.8</text:p>
              </table:table-cell>
              <table:table-cell office:value-type="float" office:value="74000">
                <text:p>7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1">
                <text:p>141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.2">
                <text:p>141.2</text:p>
              </table:table-cell>
              <table:table-cell office:value-type="float" office:value="74000">
                <text:p>7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.4">
                <text:p>141.4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.6">
                <text:p>141.6</text:p>
              </table:table-cell>
              <table:table-cell office:value-type="float" office:value="74000">
                <text:p>7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.8">
                <text:p>141.8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2">
                <text:p>142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.2">
                <text:p>142.2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.4">
                <text:p>142.4</text:p>
              </table:table-cell>
              <table:table-cell office:value-type="float" office:value="72000">
                <text:p>7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.6">
                <text:p>142.6</text:p>
              </table:table-cell>
              <table:table-cell office:value-type="float" office:value="72000">
                <text:p>7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.8">
                <text:p>142.8</text:p>
              </table:table-cell>
              <table:table-cell office:value-type="float" office:value="72000">
                <text:p>7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3">
                <text:p>143</text:p>
              </table:table-cell>
              <table:table-cell office:value-type="float" office:value="73000">
                <text:p>7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.2">
                <text:p>143.2</text:p>
              </table:table-cell>
              <table:table-cell office:value-type="float" office:value="72000">
                <text:p>7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.4">
                <text:p>143.4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.6">
                <text:p>143.6</text:p>
              </table:table-cell>
              <table:table-cell office:value-type="float" office:value="71000">
                <text:p>7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.8">
                <text:p>143.8</text:p>
              </table:table-cell>
              <table:table-cell office:value-type="float" office:value="71000">
                <text:p>7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">
                <text:p>144</text:p>
              </table:table-cell>
              <table:table-cell office:value-type="float" office:value="71000">
                <text:p>7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.2">
                <text:p>144.2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.4">
                <text:p>144.4</text:p>
              </table:table-cell>
              <table:table-cell office:value-type="float" office:value="71000">
                <text:p>7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.6">
                <text:p>144.6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.8">
                <text:p>144.8</text:p>
              </table:table-cell>
              <table:table-cell office:value-type="float" office:value="71000">
                <text:p>7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5">
                <text:p>145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.2">
                <text:p>145.2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.4">
                <text:p>145.4</text:p>
              </table:table-cell>
              <table:table-cell office:value-type="float" office:value="69000">
                <text:p>6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.6">
                <text:p>145.6</text:p>
              </table:table-cell>
              <table:table-cell office:value-type="float" office:value="69000">
                <text:p>6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.8">
                <text:p>145.8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6">
                <text:p>146</text:p>
              </table:table-cell>
              <table:table-cell office:value-type="float" office:value="70000">
                <text:p>7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.2">
                <text:p>146.2</text:p>
              </table:table-cell>
              <table:table-cell office:value-type="float" office:value="69000">
                <text:p>6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.4">
                <text:p>146.4</text:p>
              </table:table-cell>
              <table:table-cell office:value-type="float" office:value="68000">
                <text:p>6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.6">
                <text:p>146.6</text:p>
              </table:table-cell>
              <table:table-cell office:value-type="float" office:value="68000">
                <text:p>6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.8">
                <text:p>146.8</text:p>
              </table:table-cell>
              <table:table-cell office:value-type="float" office:value="68000">
                <text:p>6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7">
                <text:p>147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.2">
                <text:p>147.2</text:p>
              </table:table-cell>
              <table:table-cell office:value-type="float" office:value="68000">
                <text:p>6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.4">
                <text:p>147.4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.6">
                <text:p>147.6</text:p>
              </table:table-cell>
              <table:table-cell office:value-type="float" office:value="68000">
                <text:p>6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.8">
                <text:p>147.8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8">
                <text:p>148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.2">
                <text:p>148.2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.4">
                <text:p>148.4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.6">
                <text:p>148.6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.8">
                <text:p>148.8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">
                <text:p>149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.2">
                <text:p>149.2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.4">
                <text:p>149.4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.6">
                <text:p>149.6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.8">
                <text:p>149.8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">
                <text:p>150</text:p>
              </table:table-cell>
              <table:table-cell office:value-type="float" office:value="67000">
                <text:p>6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.2">
                <text:p>150.2</text:p>
              </table:table-cell>
              <table:table-cell office:value-type="float" office:value="66000">
                <text:p>6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.4">
                <text:p>150.4</text:p>
              </table:table-cell>
              <table:table-cell office:value-type="float" office:value="65000">
                <text:p>6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.6">
                <text:p>150.6</text:p>
              </table:table-cell>
              <table:table-cell office:value-type="float" office:value="65000">
                <text:p>6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.8">
                <text:p>150.8</text:p>
              </table:table-cell>
              <table:table-cell office:value-type="float" office:value="65000">
                <text:p>6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1">
                <text:p>151</text:p>
              </table:table-cell>
              <table:table-cell office:value-type="float" office:value="65000">
                <text:p>6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.2">
                <text:p>151.2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.4">
                <text:p>151.4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.6">
                <text:p>151.6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.8">
                <text:p>151.8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2">
                <text:p>152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.2">
                <text:p>152.2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.4">
                <text:p>152.4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.6">
                <text:p>152.6</text:p>
              </table:table-cell>
              <table:table-cell office:value-type="float" office:value="64000">
                <text:p>6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.8">
                <text:p>152.8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">
                <text:p>153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.2">
                <text:p>153.2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.4">
                <text:p>153.4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.6">
                <text:p>153.6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.8">
                <text:p>153.8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">
                <text:p>154</text:p>
              </table:table-cell>
              <table:table-cell office:value-type="float" office:value="63000">
                <text:p>6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.2">
                <text:p>154.2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.4">
                <text:p>154.4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.6">
                <text:p>154.6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.8">
                <text:p>154.8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5">
                <text:p>155</text:p>
              </table:table-cell>
              <table:table-cell office:value-type="float" office:value="62000">
                <text:p>6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.2">
                <text:p>155.2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.4">
                <text:p>155.4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.6">
                <text:p>155.6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.8">
                <text:p>155.8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6">
                <text:p>156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.2">
                <text:p>156.2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.4">
                <text:p>156.4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.6">
                <text:p>156.6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.8">
                <text:p>156.8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7">
                <text:p>157</text:p>
              </table:table-cell>
              <table:table-cell office:value-type="float" office:value="61000">
                <text:p>6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.2">
                <text:p>157.2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.4">
                <text:p>157.4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.6">
                <text:p>157.6</text:p>
              </table:table-cell>
              <table:table-cell office:value-type="float" office:value="59000">
                <text:p>5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.8">
                <text:p>157.8</text:p>
              </table:table-cell>
              <table:table-cell office:value-type="float" office:value="59000">
                <text:p>5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8">
                <text:p>158</text:p>
              </table:table-cell>
              <table:table-cell office:value-type="float" office:value="59000">
                <text:p>5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.2">
                <text:p>158.2</text:p>
              </table:table-cell>
              <table:table-cell office:value-type="float" office:value="60000">
                <text:p>6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.4">
                <text:p>158.4</text:p>
              </table:table-cell>
              <table:table-cell office:value-type="float" office:value="59000">
                <text:p>5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.6">
                <text:p>158.6</text:p>
              </table:table-cell>
              <table:table-cell office:value-type="float" office:value="59000">
                <text:p>5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.8">
                <text:p>158.8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9">
                <text:p>159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.2">
                <text:p>159.2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.4">
                <text:p>159.4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.6">
                <text:p>159.6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.8">
                <text:p>159.8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.2">
                <text:p>160.2</text:p>
              </table:table-cell>
              <table:table-cell office:value-type="float" office:value="58000">
                <text:p>5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.4">
                <text:p>160.4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.6">
                <text:p>160.6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.8">
                <text:p>160.8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1">
                <text:p>161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.2">
                <text:p>161.2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.4">
                <text:p>161.4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.6">
                <text:p>161.6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.8">
                <text:p>161.8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2">
                <text:p>162</text:p>
              </table:table-cell>
              <table:table-cell office:value-type="float" office:value="57000">
                <text:p>57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.2">
                <text:p>162.2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.4">
                <text:p>162.4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.6">
                <text:p>162.6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.8">
                <text:p>162.8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3">
                <text:p>163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.2">
                <text:p>163.2</text:p>
              </table:table-cell>
              <table:table-cell office:value-type="float" office:value="56000">
                <text:p>5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.4">
                <text:p>163.4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.6">
                <text:p>163.6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.8">
                <text:p>163.8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4">
                <text:p>164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.2">
                <text:p>164.2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.4">
                <text:p>164.4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.6">
                <text:p>164.6</text:p>
              </table:table-cell>
              <table:table-cell office:value-type="float" office:value="54000">
                <text:p>5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.8">
                <text:p>164.8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5">
                <text:p>165</text:p>
              </table:table-cell>
              <table:table-cell office:value-type="float" office:value="55000">
                <text:p>55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.2">
                <text:p>165.2</text:p>
              </table:table-cell>
              <table:table-cell office:value-type="float" office:value="54000">
                <text:p>5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.4">
                <text:p>165.4</text:p>
              </table:table-cell>
              <table:table-cell office:value-type="float" office:value="54000">
                <text:p>5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.6">
                <text:p>165.6</text:p>
              </table:table-cell>
              <table:table-cell office:value-type="float" office:value="53000">
                <text:p>5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.8">
                <text:p>165.8</text:p>
              </table:table-cell>
              <table:table-cell office:value-type="float" office:value="54000">
                <text:p>5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6">
                <text:p>166</text:p>
              </table:table-cell>
              <table:table-cell office:value-type="float" office:value="54000">
                <text:p>5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.2">
                <text:p>166.2</text:p>
              </table:table-cell>
              <table:table-cell office:value-type="float" office:value="53000">
                <text:p>5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.4">
                <text:p>166.4</text:p>
              </table:table-cell>
              <table:table-cell office:value-type="float" office:value="53000">
                <text:p>5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.6">
                <text:p>166.6</text:p>
              </table:table-cell>
              <table:table-cell office:value-type="float" office:value="53000">
                <text:p>5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.8">
                <text:p>166.8</text:p>
              </table:table-cell>
              <table:table-cell office:value-type="float" office:value="54000">
                <text:p>54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7">
                <text:p>167</text:p>
              </table:table-cell>
              <table:table-cell office:value-type="float" office:value="53000">
                <text:p>5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.2">
                <text:p>167.2</text:p>
              </table:table-cell>
              <table:table-cell office:value-type="float" office:value="53000">
                <text:p>5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.4">
                <text:p>167.4</text:p>
              </table:table-cell>
              <table:table-cell office:value-type="float" office:value="53000">
                <text:p>5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.6">
                <text:p>167.6</text:p>
              </table:table-cell>
              <table:table-cell office:value-type="float" office:value="52000">
                <text:p>5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.8">
                <text:p>167.8</text:p>
              </table:table-cell>
              <table:table-cell office:value-type="float" office:value="52000">
                <text:p>5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8">
                <text:p>168</text:p>
              </table:table-cell>
              <table:table-cell office:value-type="float" office:value="52000">
                <text:p>5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.2">
                <text:p>168.2</text:p>
              </table:table-cell>
              <table:table-cell office:value-type="float" office:value="53000">
                <text:p>5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.4">
                <text:p>168.4</text:p>
              </table:table-cell>
              <table:table-cell office:value-type="float" office:value="52000">
                <text:p>5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.6">
                <text:p>168.6</text:p>
              </table:table-cell>
              <table:table-cell office:value-type="float" office:value="53000">
                <text:p>53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.8">
                <text:p>168.8</text:p>
              </table:table-cell>
              <table:table-cell office:value-type="float" office:value="52000">
                <text:p>5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9">
                <text:p>169</text:p>
              </table:table-cell>
              <table:table-cell office:value-type="float" office:value="52000">
                <text:p>5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.2">
                <text:p>169.2</text:p>
              </table:table-cell>
              <table:table-cell office:value-type="float" office:value="52000">
                <text:p>5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.4">
                <text:p>169.4</text:p>
              </table:table-cell>
              <table:table-cell office:value-type="float" office:value="51000">
                <text:p>5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.6">
                <text:p>169.6</text:p>
              </table:table-cell>
              <table:table-cell office:value-type="float" office:value="51000">
                <text:p>5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.8">
                <text:p>169.8</text:p>
              </table:table-cell>
              <table:table-cell office:value-type="float" office:value="51000">
                <text:p>5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0">
                <text:p>170</text:p>
              </table:table-cell>
              <table:table-cell office:value-type="float" office:value="51000">
                <text:p>5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.2">
                <text:p>170.2</text:p>
              </table:table-cell>
              <table:table-cell office:value-type="float" office:value="51000">
                <text:p>5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.4">
                <text:p>170.4</text:p>
              </table:table-cell>
              <table:table-cell office:value-type="float" office:value="51000">
                <text:p>5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.6">
                <text:p>170.6</text:p>
              </table:table-cell>
              <table:table-cell office:value-type="float" office:value="51000">
                <text:p>5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.8">
                <text:p>170.8</text:p>
              </table:table-cell>
              <table:table-cell office:value-type="float" office:value="51000">
                <text:p>51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1">
                <text:p>171</text:p>
              </table:table-cell>
              <table:table-cell office:value-type="float" office:value="50000">
                <text:p>5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.2">
                <text:p>171.2</text:p>
              </table:table-cell>
              <table:table-cell office:value-type="float" office:value="50000">
                <text:p>5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.4">
                <text:p>171.4</text:p>
              </table:table-cell>
              <table:table-cell office:value-type="float" office:value="51000">
                <text:p>5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.6">
                <text:p>171.6</text:p>
              </table:table-cell>
              <table:table-cell office:value-type="float" office:value="50000">
                <text:p>5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.8">
                <text:p>171.8</text:p>
              </table:table-cell>
              <table:table-cell office:value-type="float" office:value="50000">
                <text:p>5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2">
                <text:p>172</text:p>
              </table:table-cell>
              <table:table-cell office:value-type="float" office:value="50000">
                <text:p>5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.2">
                <text:p>172.2</text:p>
              </table:table-cell>
              <table:table-cell office:value-type="float" office:value="50000">
                <text:p>5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.4">
                <text:p>172.4</text:p>
              </table:table-cell>
              <table:table-cell office:value-type="float" office:value="50000">
                <text:p>5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.6">
                <text:p>172.6</text:p>
              </table:table-cell>
              <table:table-cell office:value-type="float" office:value="49000">
                <text:p>4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.8">
                <text:p>172.8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3">
                <text:p>173</text:p>
              </table:table-cell>
              <table:table-cell office:value-type="float" office:value="49000">
                <text:p>4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.2">
                <text:p>173.2</text:p>
              </table:table-cell>
              <table:table-cell office:value-type="float" office:value="50000">
                <text:p>50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.4">
                <text:p>173.4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.6">
                <text:p>173.6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.8">
                <text:p>173.8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4">
                <text:p>174</text:p>
              </table:table-cell>
              <table:table-cell office:value-type="float" office:value="49000">
                <text:p>49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.2">
                <text:p>174.2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.4">
                <text:p>174.4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.6">
                <text:p>174.6</text:p>
              </table:table-cell>
              <table:table-cell office:value-type="float" office:value="49000">
                <text:p>4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.8">
                <text:p>174.8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5">
                <text:p>175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.2">
                <text:p>175.2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.4">
                <text:p>175.4</text:p>
              </table:table-cell>
              <table:table-cell office:value-type="float" office:value="48000">
                <text:p>48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.6">
                <text:p>175.6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.8">
                <text:p>175.8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6">
                <text:p>176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.2">
                <text:p>176.2</text:p>
              </table:table-cell>
              <table:table-cell office:value-type="float" office:value="48000">
                <text:p>4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.4">
                <text:p>176.4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.6">
                <text:p>176.6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.8">
                <text:p>176.8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7">
                <text:p>177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.2">
                <text:p>177.2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.4">
                <text:p>177.4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.6">
                <text:p>177.6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.8">
                <text:p>177.8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8">
                <text:p>178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.2">
                <text:p>178.2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.4">
                <text:p>178.4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.6">
                <text:p>178.6</text:p>
              </table:table-cell>
              <table:table-cell office:value-type="float" office:value="47000">
                <text:p>4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.8">
                <text:p>178.8</text:p>
              </table:table-cell>
              <table:table-cell office:value-type="float" office:value="46000">
                <text:p>46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9">
                <text:p>179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.2">
                <text:p>179.2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.4">
                <text:p>179.4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.6">
                <text:p>179.6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.8">
                <text:p>179.8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0">
                <text:p>180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.2">
                <text:p>180.2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.4">
                <text:p>180.4</text:p>
              </table:table-cell>
              <table:table-cell office:value-type="float" office:value="46000">
                <text:p>46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.6">
                <text:p>180.6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.8">
                <text:p>180.8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1">
                <text:p>181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.2">
                <text:p>181.2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.4">
                <text:p>181.4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.6">
                <text:p>181.6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.8">
                <text:p>181.8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2">
                <text:p>182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.2">
                <text:p>182.2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.4">
                <text:p>182.4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.6">
                <text:p>182.6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.8">
                <text:p>182.8</text:p>
              </table:table-cell>
              <table:table-cell office:value-type="float" office:value="45000">
                <text:p>45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3">
                <text:p>183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.2">
                <text:p>183.2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.4">
                <text:p>183.4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.6">
                <text:p>183.6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.8">
                <text:p>183.8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4">
                <text:p>184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.2">
                <text:p>184.2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.4">
                <text:p>184.4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.6">
                <text:p>184.6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.8">
                <text:p>184.8</text:p>
              </table:table-cell>
              <table:table-cell office:value-type="float" office:value="44000">
                <text:p>44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5">
                <text:p>185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.2">
                <text:p>185.2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.4">
                <text:p>185.4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.6">
                <text:p>185.6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.8">
                <text:p>185.8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6">
                <text:p>186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.2">
                <text:p>186.2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.4">
                <text:p>186.4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.6">
                <text:p>186.6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.8">
                <text:p>186.8</text:p>
              </table:table-cell>
              <table:table-cell office:value-type="float" office:value="43000">
                <text:p>43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7">
                <text:p>187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.2">
                <text:p>187.2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.4">
                <text:p>187.4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.6">
                <text:p>187.6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.8">
                <text:p>187.8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8">
                <text:p>188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.2">
                <text:p>188.2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.4">
                <text:p>188.4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.6">
                <text:p>188.6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.8">
                <text:p>188.8</text:p>
              </table:table-cell>
              <table:table-cell office:value-type="float" office:value="42000">
                <text:p>42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9">
                <text:p>189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.2">
                <text:p>189.2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.4">
                <text:p>189.4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.6">
                <text:p>189.6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.8">
                <text:p>189.8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0">
                <text:p>190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.2">
                <text:p>190.2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.4">
                <text:p>190.4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.6">
                <text:p>190.6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.8">
                <text:p>190.8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1">
                <text:p>191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.2">
                <text:p>191.2</text:p>
              </table:table-cell>
              <table:table-cell office:value-type="float" office:value="41000">
                <text:p>41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.4">
                <text:p>191.4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.6">
                <text:p>191.6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.8">
                <text:p>191.8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2">
                <text:p>192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.2">
                <text:p>192.2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.4">
                <text:p>192.4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.6">
                <text:p>192.6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.8">
                <text:p>192.8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3">
                <text:p>193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.2">
                <text:p>193.2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.4">
                <text:p>193.4</text:p>
              </table:table-cell>
              <table:table-cell office:value-type="float" office:value="40000">
                <text:p>40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.6">
                <text:p>193.6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.8">
                <text:p>193.8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4">
                <text:p>194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.2">
                <text:p>194.2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.4">
                <text:p>194.4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.6">
                <text:p>194.6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.8">
                <text:p>194.8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5">
                <text:p>195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.2">
                <text:p>195.2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.4">
                <text:p>195.4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.6">
                <text:p>195.6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.8">
                <text:p>195.8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6">
                <text:p>196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.2">
                <text:p>196.2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.4">
                <text:p>196.4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.6">
                <text:p>196.6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.8">
                <text:p>196.8</text:p>
              </table:table-cell>
              <table:table-cell office:value-type="float" office:value="39000">
                <text:p>39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7">
                <text:p>197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.2">
                <text:p>197.2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.4">
                <text:p>197.4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.6">
                <text:p>197.6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.8">
                <text:p>197.8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8">
                <text:p>198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.2">
                <text:p>198.2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.4">
                <text:p>198.4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.6">
                <text:p>198.6</text:p>
              </table:table-cell>
              <table:table-cell office:value-type="float" office:value="38000">
                <text:p>38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.8">
                <text:p>198.8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9">
                <text:p>199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.2">
                <text:p>199.2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.4">
                <text:p>199.4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.6">
                <text:p>199.6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.8">
                <text:p>199.8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">
                <text:p>200</text:p>
              </table:table-cell>
              <table:table-cell office:value-type="float" office:value="37000">
                <text:p>37000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